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31de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149 5.38</text:p>
      <text:p text:style-name="P2">0747 0.90</text:p>
      <text:p text:style-name="P2">1411 5.34</text:p>
      <text:p text:style-name="P2">2006 0.92</text:p>
      <text:p text:style-name="P2"/>
      <text:p text:style-name="P2">2 - TU</text:p>
      <text:p text:style-name="P2">0232 5.29</text:p>
      <text:p text:style-name="P2">0826 0.95</text:p>
      <text:p text:style-name="P2">1452 5.22</text:p>
      <text:p text:style-name="P2">2045 0.99</text:p>
      <text:p text:style-name="P2"/>
      <text:p text:style-name="P2">3 - W</text:p>
      <text:p text:style-name="P2">0312 5.14</text:p>
      <text:p text:style-name="P2">0904 1.04</text:p>
      <text:p text:style-name="P2">1531 5.05</text:p>
      <text:p text:style-name="P2">2123 1.10</text:p>
      <text:p text:style-name="P2"/>
      <text:p text:style-name="P2">4 - TH</text:p>
      <text:p text:style-name="P2">0349 4.95</text:p>
      <text:p text:style-name="P2">0942 1.17</text:p>
      <text:p text:style-name="P2">1607 4.85</text:p>
      <text:p text:style-name="P2">2202 1.25</text:p>
      <text:p text:style-name="P2"/>
      <text:p text:style-name="P2">5 - F</text:p>
      <text:p text:style-name="P2">0424 4.74</text:p>
      <text:p text:style-name="P2">1022 1.32</text:p>
      <text:p text:style-name="P2">1640 4.65</text:p>
      <text:p text:style-name="P2">2242 1.41</text:p>
      <text:p text:style-name="P2"/>
      <text:p text:style-name="P2">6 - SA</text:p>
      <text:p text:style-name="P2">0457 4.56</text:p>
      <text:p text:style-name="P2">1103 1.49</text:p>
      <text:p text:style-name="P2">1713 4.47</text:p>
      <text:p text:style-name="P2">2326 1.57</text:p>
      <text:p text:style-name="P2"/>
      <text:p text:style-name="P2">7 - SU</text:p>
      <text:p text:style-name="P2">0530 4.40</text:p>
      <text:p text:style-name="P2">1149 1.65</text:p>
      <text:p text:style-name="P2">1749 4.33</text:p>
      <text:p text:style-name="P2"/>
      <text:p text:style-name="P2"/>
      <text:p text:style-name="P2">8 - M</text:p>
      <text:p text:style-name="P2">0013 1.72</text:p>
      <text:p text:style-name="P2">0610 4.28</text:p>
      <text:p text:style-name="P2">1240 1.78</text:p>
      <text:p text:style-name="P2">1833 4.24</text:p>
      <text:p text:style-name="P2"/>
      <text:p text:style-name="P2">9 - TU</text:p>
      <text:p text:style-name="P2">0107 1.83</text:p>
      <text:p text:style-name="P2">0659 4.20</text:p>
      <text:p text:style-name="P2">1337 1.86</text:p>
      <text:p text:style-name="P2">1927 4.19</text:p>
      <text:p text:style-name="P2"/>
      <text:p text:style-name="P2">10 - W</text:p>
      <text:p text:style-name="P2">0207 1.86</text:p>
      <text:p text:style-name="P2">0758 4.20</text:p>
      <text:p text:style-name="P2">1439 1.85</text:p>
      <text:p text:style-name="P2">2030 4.23</text:p>
      <text:p text:style-name="P2"/>
      <text:p text:style-name="P2">11 - TH</text:p>
      <text:p text:style-name="P2">0311 1.81</text:p>
      <text:p text:style-name="P2">0903 4.28</text:p>
      <text:p text:style-name="P2">1542 1.74</text:p>
      <text:p text:style-name="P2">2135 4.36</text:p>
      <text:p text:style-name="P2"/>
      <text:p text:style-name="P2">12 - F</text:p>
      <text:p text:style-name="P2">0412 1.65</text:p>
      <text:p text:style-name="P2">1006 4.46</text:p>
      <text:p text:style-name="P2">1641 1.55</text:p>
      <text:p text:style-name="P2">2235 4.58</text:p>
      <text:p text:style-name="P2"/>
      <text:p text:style-name="P2">13 - SA</text:p>
      <text:p text:style-name="P2">0509 1.43</text:p>
      <text:p text:style-name="P2">1103 4.72</text:p>
      <text:p text:style-name="P2">1736 1.30</text:p>
      <text:p text:style-name="P2">2330 4.87</text:p>
      <text:p text:style-name="P2"/>
      <text:p text:style-name="P2">14 - SU</text:p>
      <text:p text:style-name="P2">0602 1.16</text:p>
      <text:p text:style-name="P2">1156 5.02</text:p>
      <text:p text:style-name="P2">1826 1.03</text:p>
      <text:p text:style-name="P2"/>
      <text:p text:style-name="P2"/>
      <text:p text:style-name="P2">15 - M</text:p>
      <text:p text:style-name="P2">0021 5.16</text:p>
      <text:p text:style-name="P2">0650 0.91</text:p>
      <text:p text:style-name="P2">1245 5.31</text:p>
      <text:p text:style-name="P2">1914 0.79</text:p>
      <text:p text:style-name="P2"/>
      <text:p text:style-name="P2">16 - TU</text:p>
      <text:p text:style-name="P2">0109 5.44</text:p>
      <text:p text:style-name="P2">0736 0.69</text:p>
      <text:p text:style-name="P2">1333 5.56</text:p>
      <text:p text:style-name="P2">1959 0.60</text:p>
      <text:p text:style-name="P2"/>
      <text:p text:style-name="P2">17 - W</text:p>
      <text:p text:style-name="P2">0157 5.66</text:p>
      <text:p text:style-name="P2">0821 0.54</text:p>
      <text:p text:style-name="P2">1420 5.74</text:p>
      <text:p text:style-name="P2">2043 0.49</text:p>
      <text:p text:style-name="P2"/>
      <text:p text:style-name="P2">18 - TH</text:p>
      <text:p text:style-name="P2">0244 5.80</text:p>
      <text:p text:style-name="P2">0905 0.46</text:p>
      <text:p text:style-name="P2">1507 5.83</text:p>
      <text:p text:style-name="P2">2127 0.46</text:p>
      <text:p text:style-name="P2"/>
      <text:p text:style-name="P2">19 - F</text:p>
      <text:p text:style-name="P2">0331 5.83</text:p>
      <text:p text:style-name="P2">0949 0.48</text:p>
      <text:p text:style-name="P2">1555 5.81</text:p>
      <text:p text:style-name="P2">2211 0.52</text:p>
      <text:p text:style-name="P2"/>
      <text:p text:style-name="P2">20 - SA</text:p>
      <text:p text:style-name="P2">0420 5.77</text:p>
      <text:p text:style-name="P2">1034 0.58</text:p>
      <text:p text:style-name="P2">1645 5.70</text:p>
      <text:p text:style-name="P2">2257 0.67</text:p>
      <text:p text:style-name="P2"/>
      <text:p text:style-name="P2">21 - SU</text:p>
      <text:p text:style-name="P2">0510 5.61</text:p>
      <text:p text:style-name="P2">1122 0.76</text:p>
      <text:p text:style-name="P2">1737 5.50</text:p>
      <text:p text:style-name="P2">2347 0.87</text:p>
      <text:p text:style-name="P2"/>
      <text:p text:style-name="P2">22 - M</text:p>
      <text:p text:style-name="P2">0604 5.38</text:p>
      <text:p text:style-name="P2">1213 0.99</text:p>
      <text:p text:style-name="P2">1833 5.26</text:p>
      <text:p text:style-name="P2"/>
      <text:p text:style-name="P2"/>
      <text:p text:style-name="P2">23 - TU</text:p>
      <text:p text:style-name="P2">0042 1.11</text:p>
      <text:p text:style-name="P2">0703 5.14</text:p>
      <text:p text:style-name="P2">1311 1.23</text:p>
      <text:p text:style-name="P2">1935 5.02</text:p>
      <text:p text:style-name="P2"/>
      <text:p text:style-name="P2">24 - W</text:p>
      <text:p text:style-name="P2">0143 1.34</text:p>
      <text:p text:style-name="P2">0808 4.92</text:p>
      <text:p text:style-name="P2">1417 1.43</text:p>
      <text:p text:style-name="P2">2043 4.85</text:p>
      <text:p text:style-name="P2"/>
      <text:p text:style-name="P2">25 - TH</text:p>
      <text:p text:style-name="P2">0253 1.49</text:p>
      <text:p text:style-name="P2">0918 4.81</text:p>
      <text:p text:style-name="P2">1529 1.52</text:p>
      <text:p text:style-name="P2">2153 4.79</text:p>
      <text:p text:style-name="P2"/>
      <text:p text:style-name="P2">26 - F</text:p>
      <text:p text:style-name="P2">0405 1.52</text:p>
      <text:p text:style-name="P2">1027 4.80</text:p>
      <text:p text:style-name="P2">1639 1.50</text:p>
      <text:p text:style-name="P2">2300 4.84</text:p>
      <text:p text:style-name="P2"/>
      <text:p text:style-name="P2">27 - SA</text:p>
      <text:p text:style-name="P2">0511 1.45</text:p>
      <text:p text:style-name="P2">1131 4.89</text:p>
      <text:p text:style-name="P2">1740 1.40</text:p>
      <text:p text:style-name="P2"/>
      <text:p text:style-name="P2"/>
      <text:p text:style-name="P2">28 - SU</text:p>
      <text:p text:style-name="P2">0000 4.95</text:p>
      <text:p text:style-name="P2">0607 1.33</text:p>
      <text:p text:style-name="P2">1227 5.01</text:p>
      <text:p text:style-name="P2">1832 1.27</text:p>
      <text:p text:style-name="P2"/>
      <text:p text:style-name="P2">29 - M</text:p>
      <text:p text:style-name="P2">0053 5.07</text:p>
      <text:p text:style-name="P2">0655 1.20</text:p>
      <text:p text:style-name="P2">1317 5.11</text:p>
      <text:p text:style-name="P2">1916 1.15</text:p>
      <text:p text:style-name="P2"/>
      <text:p text:style-name="P2">30 - TU</text:p>
      <text:p text:style-name="P2">0139 5.14</text:p>
      <text:p text:style-name="P2">0736 1.10</text:p>
      <text:p text:style-name="P2">1401 5.16</text:p>
      <text:p text:style-name="P2">1955 1.06</text:p>
      <text:p text:style-name="P2"/>
      <text:p text:style-name="P2">31 - W</text:p>
      <text:p text:style-name="P2">0221 5.16</text:p>
      <text:p text:style-name="P2">0813 1.03</text:p>
      <text:p text:style-name="P2">1439 5.15</text:p>
      <text:p text:style-name="P2">2031 1.01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257 5.13</text:p>
      <text:p text:style-name="P2">0848 1.00</text:p>
      <text:p text:style-name="P2">1513 5.09</text:p>
      <text:p text:style-name="P2">2106 1.00</text:p>
      <text:p text:style-name="P2"/>
      <text:p text:style-name="P2">2 - F</text:p>
      <text:p text:style-name="P2">0328 5.05</text:p>
      <text:p text:style-name="P2">0923 1.02</text:p>
      <text:p text:style-name="P2">1542 5.00</text:p>
      <text:p text:style-name="P2">2141 1.04</text:p>
      <text:p text:style-name="P2"/>
      <text:p text:style-name="P2">3 - SA</text:p>
      <text:p text:style-name="P2">0355 4.95</text:p>
      <text:p text:style-name="P2">0958 1.07</text:p>
      <text:p text:style-name="P2">1608 4.91</text:p>
      <text:p text:style-name="P2">2216 1.12</text:p>
      <text:p text:style-name="P2"/>
      <text:p text:style-name="P2">4 - SU</text:p>
      <text:p text:style-name="P2">0421 4.86</text:p>
      <text:p text:style-name="P2">1035 1.17</text:p>
      <text:p text:style-name="P2">1634 4.82</text:p>
      <text:p text:style-name="P2">2253 1.23</text:p>
      <text:p text:style-name="P2"/>
      <text:p text:style-name="P2">5 - M</text:p>
      <text:p text:style-name="P2">0448 4.78</text:p>
      <text:p text:style-name="P2">1113 1.30</text:p>
      <text:p text:style-name="P2">1705 4.73</text:p>
      <text:p text:style-name="P2">2333 1.38</text:p>
      <text:p text:style-name="P2"/>
      <text:p text:style-name="P2">6 - TU</text:p>
      <text:p text:style-name="P2">0523 4.68</text:p>
      <text:p text:style-name="P2">1155 1.47</text:p>
      <text:p text:style-name="P2">1743 4.62</text:p>
      <text:p text:style-name="P2"/>
      <text:p text:style-name="P2"/>
      <text:p text:style-name="P2">7 - W</text:p>
      <text:p text:style-name="P2">0018 1.56</text:p>
      <text:p text:style-name="P2">0606 4.56</text:p>
      <text:p text:style-name="P2">1244 1.64</text:p>
      <text:p text:style-name="P2">1831 4.49</text:p>
      <text:p text:style-name="P2"/>
      <text:p text:style-name="P2">8 - TH</text:p>
      <text:p text:style-name="P2">0112 1.72</text:p>
      <text:p text:style-name="P2">0700 4.43</text:p>
      <text:p text:style-name="P2">1344 1.78</text:p>
      <text:p text:style-name="P2">1931 4.38</text:p>
      <text:p text:style-name="P2"/>
      <text:p text:style-name="P2">9 - F</text:p>
      <text:p text:style-name="P2">0218 1.82</text:p>
      <text:p text:style-name="P2">0806 4.35</text:p>
      <text:p text:style-name="P2">1455 1.83</text:p>
      <text:p text:style-name="P2">2044 4.35</text:p>
      <text:p text:style-name="P2"/>
      <text:p text:style-name="P2">10 - SA</text:p>
      <text:p text:style-name="P2">0333 1.79</text:p>
      <text:p text:style-name="P2">0923 4.39</text:p>
      <text:p text:style-name="P2">1610 1.71</text:p>
      <text:p text:style-name="P2">2201 4.47</text:p>
      <text:p text:style-name="P2"/>
      <text:p text:style-name="P2">11 - SU</text:p>
      <text:p text:style-name="P2">0444 1.60</text:p>
      <text:p text:style-name="P2">1037 4.60</text:p>
      <text:p text:style-name="P2">1716 1.45</text:p>
      <text:p text:style-name="P2">2310 4.75</text:p>
      <text:p text:style-name="P2"/>
      <text:p text:style-name="P2">12 - M</text:p>
      <text:p text:style-name="P2">0546 1.29</text:p>
      <text:p text:style-name="P2">1140 4.93</text:p>
      <text:p text:style-name="P2">1814 1.12</text:p>
      <text:p text:style-name="P2"/>
      <text:p text:style-name="P2"/>
      <text:p text:style-name="P2">13 - TU</text:p>
      <text:p text:style-name="P2">0008 5.11</text:p>
      <text:p text:style-name="P2">0639 0.95</text:p>
      <text:p text:style-name="P2">1235 5.30</text:p>
      <text:p text:style-name="P2">1904 0.78</text:p>
      <text:p text:style-name="P2"/>
      <text:p text:style-name="P2">14 - W</text:p>
      <text:p text:style-name="P2">0100 5.48</text:p>
      <text:p text:style-name="P2">0727 0.63</text:p>
      <text:p text:style-name="P2">1324 5.65</text:p>
      <text:p text:style-name="P2">1949 0.50</text:p>
      <text:p text:style-name="P2"/>
      <text:p text:style-name="P2">15 - TH</text:p>
      <text:p text:style-name="P2">0147 5.79</text:p>
      <text:p text:style-name="P2">0810 0.39</text:p>
      <text:p text:style-name="P2">1410 5.91</text:p>
      <text:p text:style-name="P2">2031 0.31</text:p>
      <text:p text:style-name="P2"/>
      <text:p text:style-name="P2">16 - F</text:p>
      <text:p text:style-name="P2">0233 6.00</text:p>
      <text:p text:style-name="P2">0852 0.25</text:p>
      <text:p text:style-name="P2">1455 6.06</text:p>
      <text:p text:style-name="P2">2112 0.23</text:p>
      <text:p text:style-name="P2"/>
      <text:p text:style-name="P2">17 - SA</text:p>
      <text:p text:style-name="P2">0318 6.08</text:p>
      <text:p text:style-name="P2">0932 0.24</text:p>
      <text:p text:style-name="P2">1540 6.07</text:p>
      <text:p text:style-name="P2">2152 0.27</text:p>
      <text:p text:style-name="P2"/>
      <text:p text:style-name="P2">18 - SU</text:p>
      <text:p text:style-name="P2">0402 6.02</text:p>
      <text:p text:style-name="P2">1013 0.34</text:p>
      <text:p text:style-name="P2">1625 5.93</text:p>
      <text:p text:style-name="P2">2233 0.44</text:p>
      <text:p text:style-name="P2"/>
      <text:p text:style-name="P2">19 - M</text:p>
      <text:p text:style-name="P2">0448 5.81</text:p>
      <text:p text:style-name="P2">1054 0.56</text:p>
      <text:p text:style-name="P2">1712 5.67</text:p>
      <text:p text:style-name="P2">2316 0.71</text:p>
      <text:p text:style-name="P2"/>
      <text:p text:style-name="P2">20 - TU</text:p>
      <text:p text:style-name="P2">0537 5.50</text:p>
      <text:p text:style-name="P2">1139 0.87</text:p>
      <text:p text:style-name="P2">1803 5.32</text:p>
      <text:p text:style-name="P2"/>
      <text:p text:style-name="P2"/>
      <text:p text:style-name="P2">21 - W</text:p>
      <text:p text:style-name="P2">0003 1.05</text:p>
      <text:p text:style-name="P2">0631 5.12</text:p>
      <text:p text:style-name="P2">1230 1.23</text:p>
      <text:p text:style-name="P2">1901 4.93</text:p>
      <text:p text:style-name="P2"/>
      <text:p text:style-name="P2">22 - TH</text:p>
      <text:p text:style-name="P2">0059 1.41</text:p>
      <text:p text:style-name="P2">0733 4.75</text:p>
      <text:p text:style-name="P2">1331 1.58</text:p>
      <text:p text:style-name="P2">2009 4.60</text:p>
      <text:p text:style-name="P2"/>
      <text:p text:style-name="P2">23 - F</text:p>
      <text:p text:style-name="P2">0207 1.72</text:p>
      <text:p text:style-name="P2">0847 4.49</text:p>
      <text:p text:style-name="P2">1448 1.82</text:p>
      <text:p text:style-name="P2">2127 4.44</text:p>
      <text:p text:style-name="P2"/>
      <text:p text:style-name="P2">24 - SA</text:p>
      <text:p text:style-name="P2">0331 1.87</text:p>
      <text:p text:style-name="P2">1007 4.43</text:p>
      <text:p text:style-name="P2">1614 1.86</text:p>
      <text:p text:style-name="P2">2245 4.47</text:p>
      <text:p text:style-name="P2"/>
      <text:p text:style-name="P2">25 - SU</text:p>
      <text:p text:style-name="P2">0454 1.80</text:p>
      <text:p text:style-name="P2">1120 4.55</text:p>
      <text:p text:style-name="P2">1728 1.71</text:p>
      <text:p text:style-name="P2">2351 4.65</text:p>
      <text:p text:style-name="P2"/>
      <text:p text:style-name="P2">26 - M</text:p>
      <text:p text:style-name="P2">0557 1.61</text:p>
      <text:p text:style-name="P2">1219 4.76</text:p>
      <text:p text:style-name="P2">1821 1.50</text:p>
      <text:p text:style-name="P2"/>
      <text:p text:style-name="P2"/>
      <text:p text:style-name="P2">27 - TU</text:p>
      <text:p text:style-name="P2">0044 4.86</text:p>
      <text:p text:style-name="P2">0643 1.39</text:p>
      <text:p text:style-name="P2">1307 4.95</text:p>
      <text:p text:style-name="P2">1903 1.28</text:p>
      <text:p text:style-name="P2"/>
      <text:p text:style-name="P2">28 - W</text:p>
      <text:p text:style-name="P2">0127 5.03</text:p>
      <text:p text:style-name="P2">0721 1.18</text:p>
      <text:p text:style-name="P2">1346 5.09</text:p>
      <text:p text:style-name="P2">1938 1.09</text:p>
      <text:p text:style-name="P2"/>
      <text:p text:style-name="P2">29 - TH</text:p>
      <text:p text:style-name="P2">0204 5.13</text:p>
      <text:p text:style-name="P2">0754 1.02</text:p>
      <text:p text:style-name="P2">1419 5.16</text:p>
      <text:p text:style-name="P2">2010 0.9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234 5.18</text:p>
      <text:p text:style-name="P2">0826 0.89</text:p>
      <text:p text:style-name="P2">1447 5.18</text:p>
      <text:p text:style-name="P2">2042 0.85</text:p>
      <text:p text:style-name="P2"/>
      <text:p text:style-name="P2">2 - SA</text:p>
      <text:p text:style-name="P2">0259 5.19</text:p>
      <text:p text:style-name="P2">0858 0.83</text:p>
      <text:p text:style-name="P2">1510 5.19</text:p>
      <text:p text:style-name="P2">2114 0.82</text:p>
      <text:p text:style-name="P2"/>
      <text:p text:style-name="P2">3 - SU</text:p>
      <text:p text:style-name="P2">0321 5.18</text:p>
      <text:p text:style-name="P2">0930 0.82</text:p>
      <text:p text:style-name="P2">1532 5.18</text:p>
      <text:p text:style-name="P2">2146 0.85</text:p>
      <text:p text:style-name="P2"/>
      <text:p text:style-name="P2">4 - M</text:p>
      <text:p text:style-name="P2">0344 5.17</text:p>
      <text:p text:style-name="P2">1003 0.89</text:p>
      <text:p text:style-name="P2">1557 5.16</text:p>
      <text:p text:style-name="P2">2220 0.94</text:p>
      <text:p text:style-name="P2"/>
      <text:p text:style-name="P2">5 - TU</text:p>
      <text:p text:style-name="P2">0412 5.13</text:p>
      <text:p text:style-name="P2">1038 1.02</text:p>
      <text:p text:style-name="P2">1628 5.08</text:p>
      <text:p text:style-name="P2">2256 1.11</text:p>
      <text:p text:style-name="P2"/>
      <text:p text:style-name="P2">6 - W</text:p>
      <text:p text:style-name="P2">0447 5.02</text:p>
      <text:p text:style-name="P2">1115 1.22</text:p>
      <text:p text:style-name="P2">1707 4.94</text:p>
      <text:p text:style-name="P2">2336 1.34</text:p>
      <text:p text:style-name="P2"/>
      <text:p text:style-name="P2">7 - TH</text:p>
      <text:p text:style-name="P2">0529 4.84</text:p>
      <text:p text:style-name="P2">1200 1.46</text:p>
      <text:p text:style-name="P2">1754 4.73</text:p>
      <text:p text:style-name="P2"/>
      <text:p text:style-name="P2"/>
      <text:p text:style-name="P2">8 - F</text:p>
      <text:p text:style-name="P2">0026 1.59</text:p>
      <text:p text:style-name="P2">0622 4.61</text:p>
      <text:p text:style-name="P2">1257 1.71</text:p>
      <text:p text:style-name="P2">1854 4.50</text:p>
      <text:p text:style-name="P2"/>
      <text:p text:style-name="P2">9 - SA</text:p>
      <text:p text:style-name="P2">0134 1.82</text:p>
      <text:p text:style-name="P2">0730 4.40</text:p>
      <text:p text:style-name="P2">1417 1.87</text:p>
      <text:p text:style-name="P2">2011 4.35</text:p>
      <text:p text:style-name="P2"/>
      <text:p text:style-name="P2">10 - SU</text:p>
      <text:p text:style-name="P2">0302 1.87</text:p>
      <text:p text:style-name="P2">0855 4.36</text:p>
      <text:p text:style-name="P2">1546 1.80</text:p>
      <text:p text:style-name="P2">2138 4.43</text:p>
      <text:p text:style-name="P2"/>
      <text:p text:style-name="P2">11 - M</text:p>
      <text:p text:style-name="P2">0426 1.67</text:p>
      <text:p text:style-name="P2">1019 4.57</text:p>
      <text:p text:style-name="P2">1702 1.49</text:p>
      <text:p text:style-name="P2">2256 4.75</text:p>
      <text:p text:style-name="P2"/>
      <text:p text:style-name="P2">12 - TU</text:p>
      <text:p text:style-name="P2">0533 1.29</text:p>
      <text:p text:style-name="P2">1128 4.96</text:p>
      <text:p text:style-name="P2">1801 1.08</text:p>
      <text:p text:style-name="P2">2356 5.18</text:p>
      <text:p text:style-name="P2"/>
      <text:p text:style-name="P2">13 - W</text:p>
      <text:p text:style-name="P2">0627 0.88</text:p>
      <text:p text:style-name="P2">1223 5.40</text:p>
      <text:p text:style-name="P2">1850 0.68</text:p>
      <text:p text:style-name="P2"/>
      <text:p text:style-name="P2"/>
      <text:p text:style-name="P2">14 - TH</text:p>
      <text:p text:style-name="P2">0047 5.61</text:p>
      <text:p text:style-name="P2">0713 0.50</text:p>
      <text:p text:style-name="P2">1311 5.80</text:p>
      <text:p text:style-name="P2">1934 0.35</text:p>
      <text:p text:style-name="P2"/>
      <text:p text:style-name="P2">15 - F</text:p>
      <text:p text:style-name="P2">0133 5.96</text:p>
      <text:p text:style-name="P2">0754 0.23</text:p>
      <text:p text:style-name="P2">1355 6.09</text:p>
      <text:p text:style-name="P2">2014 0.14</text:p>
      <text:p text:style-name="P2"/>
      <text:p text:style-name="P2">16 - SA</text:p>
      <text:p text:style-name="P2">0217 6.18</text:p>
      <text:p text:style-name="P2">0833 0.09</text:p>
      <text:p text:style-name="P2">1438 6.23</text:p>
      <text:p text:style-name="P2">2052 0.07</text:p>
      <text:p text:style-name="P2"/>
      <text:p text:style-name="P2">17 - SU</text:p>
      <text:p text:style-name="P2">0259 6.24</text:p>
      <text:p text:style-name="P2">0910 0.09</text:p>
      <text:p text:style-name="P2">1520 6.21</text:p>
      <text:p text:style-name="P2">2129 0.15</text:p>
      <text:p text:style-name="P2"/>
      <text:p text:style-name="P2">18 - M</text:p>
      <text:p text:style-name="P2">0341 6.13</text:p>
      <text:p text:style-name="P2">0947 0.24</text:p>
      <text:p text:style-name="P2">1603 6.01</text:p>
      <text:p text:style-name="P2">2206 0.36</text:p>
      <text:p text:style-name="P2"/>
      <text:p text:style-name="P2">19 - TU</text:p>
      <text:p text:style-name="P2">0424 5.86</text:p>
      <text:p text:style-name="P2">1026 0.51</text:p>
      <text:p text:style-name="P2">1646 5.67</text:p>
      <text:p text:style-name="P2">2246 0.68</text:p>
      <text:p text:style-name="P2"/>
      <text:p text:style-name="P2">20 - W</text:p>
      <text:p text:style-name="P2">0510 5.46</text:p>
      <text:p text:style-name="P2">1107 0.88</text:p>
      <text:p text:style-name="P2">1734 5.24</text:p>
      <text:p text:style-name="P2">2329 1.10</text:p>
      <text:p text:style-name="P2"/>
      <text:p text:style-name="P2">21 - TH</text:p>
      <text:p text:style-name="P2">0600 5.00</text:p>
      <text:p text:style-name="P2">1153 1.32</text:p>
      <text:p text:style-name="P2">1828 4.76</text:p>
      <text:p text:style-name="P2"/>
      <text:p text:style-name="P2"/>
      <text:p text:style-name="P2">22 - F</text:p>
      <text:p text:style-name="P2">0020 1.54</text:p>
      <text:p text:style-name="P2">0701 4.54</text:p>
      <text:p text:style-name="P2">1251 1.75</text:p>
      <text:p text:style-name="P2">1938 4.35</text:p>
      <text:p text:style-name="P2"/>
      <text:p text:style-name="P2">23 - SA</text:p>
      <text:p text:style-name="P2">0127 1.93</text:p>
      <text:p text:style-name="P2">0821 4.21</text:p>
      <text:p text:style-name="P2">1411 2.06</text:p>
      <text:p text:style-name="P2">2107 4.15</text:p>
      <text:p text:style-name="P2"/>
      <text:p text:style-name="P2">24 - SU</text:p>
      <text:p text:style-name="P2">0301 2.12</text:p>
      <text:p text:style-name="P2">0952 4.16</text:p>
      <text:p text:style-name="P2">1552 2.11</text:p>
      <text:p text:style-name="P2">2233 4.23</text:p>
      <text:p text:style-name="P2"/>
      <text:p text:style-name="P2">25 - M</text:p>
      <text:p text:style-name="P2">0437 2.02</text:p>
      <text:p text:style-name="P2">1108 4.34</text:p>
      <text:p text:style-name="P2">1712 1.90</text:p>
      <text:p text:style-name="P2">2339 4.47</text:p>
      <text:p text:style-name="P2"/>
      <text:p text:style-name="P2">26 - TU</text:p>
      <text:p text:style-name="P2">0540 1.76</text:p>
      <text:p text:style-name="P2">1205 4.60</text:p>
      <text:p text:style-name="P2">1802 1.62</text:p>
      <text:p text:style-name="P2"/>
      <text:p text:style-name="P2"/>
      <text:p text:style-name="P2">27 - W</text:p>
      <text:p text:style-name="P2">0028 4.73</text:p>
      <text:p text:style-name="P2">0621 1.48</text:p>
      <text:p text:style-name="P2">1248 4.84</text:p>
      <text:p text:style-name="P2">1839 1.35</text:p>
      <text:p text:style-name="P2"/>
      <text:p text:style-name="P2">28 - TH</text:p>
      <text:p text:style-name="P2">0106 4.94</text:p>
      <text:p text:style-name="P2">0655 1.22</text:p>
      <text:p text:style-name="P2">1322 5.02</text:p>
      <text:p text:style-name="P2">1911 1.10</text:p>
      <text:p text:style-name="P2"/>
      <text:p text:style-name="P2">29 - F</text:p>
      <text:p text:style-name="P2">0137 5.09</text:p>
      <text:p text:style-name="P2">0727 0.99</text:p>
      <text:p text:style-name="P2">1350 5.15</text:p>
      <text:p text:style-name="P2">1942 0.89</text:p>
      <text:p text:style-name="P2"/>
      <text:p text:style-name="P2">30 - SA</text:p>
      <text:p text:style-name="P2">0202 5.20</text:p>
      <text:p text:style-name="P2">0757 0.81</text:p>
      <text:p text:style-name="P2">1412 5.24</text:p>
      <text:p text:style-name="P2">2013 0.74</text:p>
      <text:p text:style-name="P2"/>
      <text:p text:style-name="P2">31 - SU</text:p>
      <text:p text:style-name="P2">0223 5.29</text:p>
      <text:p text:style-name="P2">0828 0.69</text:p>
      <text:p text:style-name="P2">1433 5.33</text:p>
      <text:p text:style-name="P2">2044 0.67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244 5.36</text:p>
      <text:p text:style-name="P2">0900 0.66</text:p>
      <text:p text:style-name="P2">1457 5.39</text:p>
      <text:p text:style-name="P2">2116 0.67</text:p>
      <text:p text:style-name="P2"/>
      <text:p text:style-name="P2">2 - TU</text:p>
      <text:p text:style-name="P2">0310 5.40</text:p>
      <text:p text:style-name="P2">0932 0.71</text:p>
      <text:p text:style-name="P2">1525 5.40</text:p>
      <text:p text:style-name="P2">2149 0.77</text:p>
      <text:p text:style-name="P2"/>
      <text:p text:style-name="P2">3 - W</text:p>
      <text:p text:style-name="P2">0341 5.37</text:p>
      <text:p text:style-name="P2">1006 0.85</text:p>
      <text:p text:style-name="P2">1559 5.32</text:p>
      <text:p text:style-name="P2">2224 0.95</text:p>
      <text:p text:style-name="P2"/>
      <text:p text:style-name="P2">4 - TH</text:p>
      <text:p text:style-name="P2">0419 5.24</text:p>
      <text:p text:style-name="P2">1043 1.07</text:p>
      <text:p text:style-name="P2">1640 5.14</text:p>
      <text:p text:style-name="P2">2304 1.20</text:p>
      <text:p text:style-name="P2"/>
      <text:p text:style-name="P2">5 - F</text:p>
      <text:p text:style-name="P2">0503 5.01</text:p>
      <text:p text:style-name="P2">1128 1.35</text:p>
      <text:p text:style-name="P2">1729 4.87</text:p>
      <text:p text:style-name="P2">2355 1.50</text:p>
      <text:p text:style-name="P2"/>
      <text:p text:style-name="P2">6 - SA</text:p>
      <text:p text:style-name="P2">0558 4.72</text:p>
      <text:p text:style-name="P2">1227 1.65</text:p>
      <text:p text:style-name="P2">1831 4.58</text:p>
      <text:p text:style-name="P2"/>
      <text:p text:style-name="P2"/>
      <text:p text:style-name="P2">7 - SU</text:p>
      <text:p text:style-name="P2">0106 1.77</text:p>
      <text:p text:style-name="P2">0710 4.47</text:p>
      <text:p text:style-name="P2">1352 1.84</text:p>
      <text:p text:style-name="P2">1952 4.41</text:p>
      <text:p text:style-name="P2"/>
      <text:p text:style-name="P2">8 - M</text:p>
      <text:p text:style-name="P2">0241 1.84</text:p>
      <text:p text:style-name="P2">0838 4.42</text:p>
      <text:p text:style-name="P2">1528 1.76</text:p>
      <text:p text:style-name="P2">2122 4.51</text:p>
      <text:p text:style-name="P2"/>
      <text:p text:style-name="P2">9 - TU</text:p>
      <text:p text:style-name="P2">0409 1.61</text:p>
      <text:p text:style-name="P2">1003 4.66</text:p>
      <text:p text:style-name="P2">1644 1.42</text:p>
      <text:p text:style-name="P2">2239 4.86</text:p>
      <text:p text:style-name="P2"/>
      <text:p text:style-name="P2">10 - W</text:p>
      <text:p text:style-name="P2">0515 1.21</text:p>
      <text:p text:style-name="P2">1110 5.08</text:p>
      <text:p text:style-name="P2">1742 0.99</text:p>
      <text:p text:style-name="P2">2338 5.31</text:p>
      <text:p text:style-name="P2"/>
      <text:p text:style-name="P2">11 - TH</text:p>
      <text:p text:style-name="P2">0607 0.78</text:p>
      <text:p text:style-name="P2">1204 5.53</text:p>
      <text:p text:style-name="P2">1830 0.59</text:p>
      <text:p text:style-name="P2"/>
      <text:p text:style-name="P2"/>
      <text:p text:style-name="P2">12 - F</text:p>
      <text:p text:style-name="P2">0028 5.73</text:p>
      <text:p text:style-name="P2">0652 0.42</text:p>
      <text:p text:style-name="P2">1251 5.91</text:p>
      <text:p text:style-name="P2">1912 0.28</text:p>
      <text:p text:style-name="P2"/>
      <text:p text:style-name="P2">13 - SA</text:p>
      <text:p text:style-name="P2">0113 6.05</text:p>
      <text:p text:style-name="P2">0732 0.18</text:p>
      <text:p text:style-name="P2">1335 6.16</text:p>
      <text:p text:style-name="P2">1951 0.11</text:p>
      <text:p text:style-name="P2"/>
      <text:p text:style-name="P2">14 - SU</text:p>
      <text:p text:style-name="P2">0156 6.22</text:p>
      <text:p text:style-name="P2">0810 0.07</text:p>
      <text:p text:style-name="P2">1417 6.25</text:p>
      <text:p text:style-name="P2">2028 0.08</text:p>
      <text:p text:style-name="P2"/>
      <text:p text:style-name="P2">15 - M</text:p>
      <text:p text:style-name="P2">0238 6.23</text:p>
      <text:p text:style-name="P2">0846 0.12</text:p>
      <text:p text:style-name="P2">1459 6.16</text:p>
      <text:p text:style-name="P2">2104 0.19</text:p>
      <text:p text:style-name="P2"/>
      <text:p text:style-name="P2">16 - TU</text:p>
      <text:p text:style-name="P2">0319 6.06</text:p>
      <text:p text:style-name="P2">0922 0.30</text:p>
      <text:p text:style-name="P2">1540 5.91</text:p>
      <text:p text:style-name="P2">2140 0.44</text:p>
      <text:p text:style-name="P2"/>
      <text:p text:style-name="P2">17 - W</text:p>
      <text:p text:style-name="P2">0401 5.74</text:p>
      <text:p text:style-name="P2">0959 0.60</text:p>
      <text:p text:style-name="P2">1623 5.53</text:p>
      <text:p text:style-name="P2">2219 0.79</text:p>
      <text:p text:style-name="P2"/>
      <text:p text:style-name="P2">18 - TH</text:p>
      <text:p text:style-name="P2">0445 5.31</text:p>
      <text:p text:style-name="P2">1039 1.00</text:p>
      <text:p text:style-name="P2">1709 5.07</text:p>
      <text:p text:style-name="P2">2301 1.21</text:p>
      <text:p text:style-name="P2"/>
      <text:p text:style-name="P2">19 - F</text:p>
      <text:p text:style-name="P2">0534 4.83</text:p>
      <text:p text:style-name="P2">1125 1.44</text:p>
      <text:p text:style-name="P2">1802 4.59</text:p>
      <text:p text:style-name="P2">2352 1.66</text:p>
      <text:p text:style-name="P2"/>
      <text:p text:style-name="P2">20 - SA</text:p>
      <text:p text:style-name="P2">0635 4.37</text:p>
      <text:p text:style-name="P2">1222 1.86</text:p>
      <text:p text:style-name="P2">1913 4.18</text:p>
      <text:p text:style-name="P2"/>
      <text:p text:style-name="P2"/>
      <text:p text:style-name="P2">21 - SU</text:p>
      <text:p text:style-name="P2">0058 2.04</text:p>
      <text:p text:style-name="P2">0757 4.05</text:p>
      <text:p text:style-name="P2">1340 2.17</text:p>
      <text:p text:style-name="P2">2045 4.00</text:p>
      <text:p text:style-name="P2"/>
      <text:p text:style-name="P2">22 - M</text:p>
      <text:p text:style-name="P2">0229 2.23</text:p>
      <text:p text:style-name="P2">0931 4.02</text:p>
      <text:p text:style-name="P2">1519 2.21</text:p>
      <text:p text:style-name="P2">2211 4.10</text:p>
      <text:p text:style-name="P2"/>
      <text:p text:style-name="P2">23 - TU</text:p>
      <text:p text:style-name="P2">0402 2.13</text:p>
      <text:p text:style-name="P2">1045 4.21</text:p>
      <text:p text:style-name="P2">1637 2.01</text:p>
      <text:p text:style-name="P2">2314 4.33</text:p>
      <text:p text:style-name="P2"/>
      <text:p text:style-name="P2">24 - W</text:p>
      <text:p text:style-name="P2">0504 1.87</text:p>
      <text:p text:style-name="P2">1138 4.46</text:p>
      <text:p text:style-name="P2">1726 1.72</text:p>
      <text:p text:style-name="P2">2359 4.58</text:p>
      <text:p text:style-name="P2"/>
      <text:p text:style-name="P2">25 - TH</text:p>
      <text:p text:style-name="P2">0546 1.57</text:p>
      <text:p text:style-name="P2">1217 4.69</text:p>
      <text:p text:style-name="P2">1804 1.42</text:p>
      <text:p text:style-name="P2"/>
      <text:p text:style-name="P2"/>
      <text:p text:style-name="P2">26 - F</text:p>
      <text:p text:style-name="P2">0033 4.80</text:p>
      <text:p text:style-name="P2">0621 1.28</text:p>
      <text:p text:style-name="P2">1248 4.89</text:p>
      <text:p text:style-name="P2">1837 1.15</text:p>
      <text:p text:style-name="P2"/>
      <text:p text:style-name="P2">27 - SA</text:p>
      <text:p text:style-name="P2">0100 4.98</text:p>
      <text:p text:style-name="P2">0654 1.02</text:p>
      <text:p text:style-name="P2">1312 5.07</text:p>
      <text:p text:style-name="P2">1910 0.91</text:p>
      <text:p text:style-name="P2"/>
      <text:p text:style-name="P2">28 - SU</text:p>
      <text:p text:style-name="P2">0123 5.15</text:p>
      <text:p text:style-name="P2">0726 0.81</text:p>
      <text:p text:style-name="P2">1334 5.23</text:p>
      <text:p text:style-name="P2">1942 0.73</text:p>
      <text:p text:style-name="P2"/>
      <text:p text:style-name="P2">29 - M</text:p>
      <text:p text:style-name="P2">0145 5.31</text:p>
      <text:p text:style-name="P2">0758 0.67</text:p>
      <text:p text:style-name="P2">1357 5.38</text:p>
      <text:p text:style-name="P2">2015 0.63</text:p>
      <text:p text:style-name="P2"/>
      <text:p text:style-name="P2">30 - TU</text:p>
      <text:p text:style-name="P2">0211 5.44</text:p>
      <text:p text:style-name="P2">0831 0.62</text:p>
      <text:p text:style-name="P2">1426 5.48</text:p>
      <text:p text:style-name="P2">2048 0.6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242 5.51</text:p>
      <text:p text:style-name="P2">0905 0.65</text:p>
      <text:p text:style-name="P2">1459 5.50</text:p>
      <text:p text:style-name="P2">2123 0.70</text:p>
      <text:p text:style-name="P2"/>
      <text:p text:style-name="P2">2 - TH</text:p>
      <text:p text:style-name="P2">0318 5.48</text:p>
      <text:p text:style-name="P2">0941 0.78</text:p>
      <text:p text:style-name="P2">1537 5.42</text:p>
      <text:p text:style-name="P2">2201 0.88</text:p>
      <text:p text:style-name="P2"/>
      <text:p text:style-name="P2">3 - F</text:p>
      <text:p text:style-name="P2">0359 5.34</text:p>
      <text:p text:style-name="P2">1022 0.99</text:p>
      <text:p text:style-name="P2">1622 5.23</text:p>
      <text:p text:style-name="P2">2244 1.12</text:p>
      <text:p text:style-name="P2"/>
      <text:p text:style-name="P2">4 - SA</text:p>
      <text:p text:style-name="P2">0447 5.11</text:p>
      <text:p text:style-name="P2">1110 1.26</text:p>
      <text:p text:style-name="P2">1715 4.97</text:p>
      <text:p text:style-name="P2">2339 1.41</text:p>
      <text:p text:style-name="P2"/>
      <text:p text:style-name="P2">5 - SU</text:p>
      <text:p text:style-name="P2">0546 4.83</text:p>
      <text:p text:style-name="P2">1212 1.54</text:p>
      <text:p text:style-name="P2">1820 4.71</text:p>
      <text:p text:style-name="P2"/>
      <text:p text:style-name="P2"/>
      <text:p text:style-name="P2">6 - M</text:p>
      <text:p text:style-name="P2">0051 1.64</text:p>
      <text:p text:style-name="P2">0658 4.62</text:p>
      <text:p text:style-name="P2">1335 1.69</text:p>
      <text:p text:style-name="P2">1939 4.58</text:p>
      <text:p text:style-name="P2"/>
      <text:p text:style-name="P2">7 - TU</text:p>
      <text:p text:style-name="P2">0220 1.68</text:p>
      <text:p text:style-name="P2">0821 4.60</text:p>
      <text:p text:style-name="P2">1503 1.60</text:p>
      <text:p text:style-name="P2">2102 4.69</text:p>
      <text:p text:style-name="P2"/>
      <text:p text:style-name="P2">8 - W</text:p>
      <text:p text:style-name="P2">0343 1.47</text:p>
      <text:p text:style-name="P2">0940 4.83</text:p>
      <text:p text:style-name="P2">1617 1.31</text:p>
      <text:p text:style-name="P2">2214 5.00</text:p>
      <text:p text:style-name="P2"/>
      <text:p text:style-name="P2">9 - TH</text:p>
      <text:p text:style-name="P2">0448 1.13</text:p>
      <text:p text:style-name="P2">1045 5.19</text:p>
      <text:p text:style-name="P2">1715 0.95</text:p>
      <text:p text:style-name="P2">2314 5.38</text:p>
      <text:p text:style-name="P2"/>
      <text:p text:style-name="P2">10 - F</text:p>
      <text:p text:style-name="P2">0541 0.77</text:p>
      <text:p text:style-name="P2">1140 5.56</text:p>
      <text:p text:style-name="P2">1804 0.61</text:p>
      <text:p text:style-name="P2"/>
      <text:p text:style-name="P2"/>
      <text:p text:style-name="P2">11 - SA</text:p>
      <text:p text:style-name="P2">0005 5.73</text:p>
      <text:p text:style-name="P2">0626 0.48</text:p>
      <text:p text:style-name="P2">1228 5.86</text:p>
      <text:p text:style-name="P2">1847 0.37</text:p>
      <text:p text:style-name="P2"/>
      <text:p text:style-name="P2">12 - SU</text:p>
      <text:p text:style-name="P2">0051 5.97</text:p>
      <text:p text:style-name="P2">0707 0.30</text:p>
      <text:p text:style-name="P2">1313 6.04</text:p>
      <text:p text:style-name="P2">1927 0.25</text:p>
      <text:p text:style-name="P2"/>
      <text:p text:style-name="P2">13 - M</text:p>
      <text:p text:style-name="P2">0135 6.08</text:p>
      <text:p text:style-name="P2">0746 0.24</text:p>
      <text:p text:style-name="P2">1357 6.07</text:p>
      <text:p text:style-name="P2">2004 0.26</text:p>
      <text:p text:style-name="P2"/>
      <text:p text:style-name="P2">14 - TU</text:p>
      <text:p text:style-name="P2">0218 6.03</text:p>
      <text:p text:style-name="P2">0823 0.31</text:p>
      <text:p text:style-name="P2">1439 5.95</text:p>
      <text:p text:style-name="P2">2042 0.39</text:p>
      <text:p text:style-name="P2"/>
      <text:p text:style-name="P2">15 - W</text:p>
      <text:p text:style-name="P2">0300 5.84</text:p>
      <text:p text:style-name="P2">0900 0.50</text:p>
      <text:p text:style-name="P2">1521 5.69</text:p>
      <text:p text:style-name="P2">2119 0.63</text:p>
      <text:p text:style-name="P2"/>
      <text:p text:style-name="P2">16 - TH</text:p>
      <text:p text:style-name="P2">0343 5.52</text:p>
      <text:p text:style-name="P2">0938 0.78</text:p>
      <text:p text:style-name="P2">1604 5.33</text:p>
      <text:p text:style-name="P2">2158 0.95</text:p>
      <text:p text:style-name="P2"/>
      <text:p text:style-name="P2">17 - F</text:p>
      <text:p text:style-name="P2">0427 5.13</text:p>
      <text:p text:style-name="P2">1019 1.13</text:p>
      <text:p text:style-name="P2">1650 4.92</text:p>
      <text:p text:style-name="P2">2242 1.31</text:p>
      <text:p text:style-name="P2"/>
      <text:p text:style-name="P2">18 - SA</text:p>
      <text:p text:style-name="P2">0515 4.71</text:p>
      <text:p text:style-name="P2">1105 1.50</text:p>
      <text:p text:style-name="P2">1742 4.51</text:p>
      <text:p text:style-name="P2">2331 1.69</text:p>
      <text:p text:style-name="P2"/>
      <text:p text:style-name="P2">19 - SU</text:p>
      <text:p text:style-name="P2">0612 4.32</text:p>
      <text:p text:style-name="P2">1200 1.85</text:p>
      <text:p text:style-name="P2">1847 4.16</text:p>
      <text:p text:style-name="P2"/>
      <text:p text:style-name="P2"/>
      <text:p text:style-name="P2">20 - M</text:p>
      <text:p text:style-name="P2">0033 2.00</text:p>
      <text:p text:style-name="P2">0726 4.05</text:p>
      <text:p text:style-name="P2">1309 2.10</text:p>
      <text:p text:style-name="P2">2008 3.98</text:p>
      <text:p text:style-name="P2"/>
      <text:p text:style-name="P2">21 - TU</text:p>
      <text:p text:style-name="P2">0148 2.16</text:p>
      <text:p text:style-name="P2">0850 3.98</text:p>
      <text:p text:style-name="P2">1428 2.17</text:p>
      <text:p text:style-name="P2">2128 4.01</text:p>
      <text:p text:style-name="P2"/>
      <text:p text:style-name="P2">22 - W</text:p>
      <text:p text:style-name="P2">0307 2.13</text:p>
      <text:p text:style-name="P2">1001 4.08</text:p>
      <text:p text:style-name="P2">1541 2.05</text:p>
      <text:p text:style-name="P2">2230 4.17</text:p>
      <text:p text:style-name="P2"/>
      <text:p text:style-name="P2">23 - TH</text:p>
      <text:p text:style-name="P2">0410 1.94</text:p>
      <text:p text:style-name="P2">1054 4.27</text:p>
      <text:p text:style-name="P2">1636 1.82</text:p>
      <text:p text:style-name="P2">2315 4.37</text:p>
      <text:p text:style-name="P2"/>
      <text:p text:style-name="P2">24 - F</text:p>
      <text:p text:style-name="P2">0459 1.68</text:p>
      <text:p text:style-name="P2">1133 4.48</text:p>
      <text:p text:style-name="P2">1720 1.55</text:p>
      <text:p text:style-name="P2">2349 4.58</text:p>
      <text:p text:style-name="P2"/>
      <text:p text:style-name="P2">25 - SA</text:p>
      <text:p text:style-name="P2">0540 1.41</text:p>
      <text:p text:style-name="P2">1203 4.69</text:p>
      <text:p text:style-name="P2">1759 1.27</text:p>
      <text:p text:style-name="P2"/>
      <text:p text:style-name="P2"/>
      <text:p text:style-name="P2">26 - SU</text:p>
      <text:p text:style-name="P2">0016 4.80</text:p>
      <text:p text:style-name="P2">0618 1.15</text:p>
      <text:p text:style-name="P2">1229 4.91</text:p>
      <text:p text:style-name="P2">1836 1.03</text:p>
      <text:p text:style-name="P2"/>
      <text:p text:style-name="P2">27 - M</text:p>
      <text:p text:style-name="P2">0042 5.03</text:p>
      <text:p text:style-name="P2">0654 0.92</text:p>
      <text:p text:style-name="P2">1256 5.14</text:p>
      <text:p text:style-name="P2">1913 0.84</text:p>
      <text:p text:style-name="P2"/>
      <text:p text:style-name="P2">28 - TU</text:p>
      <text:p text:style-name="P2">0111 5.24</text:p>
      <text:p text:style-name="P2">0731 0.76</text:p>
      <text:p text:style-name="P2">1327 5.34</text:p>
      <text:p text:style-name="P2">1949 0.71</text:p>
      <text:p text:style-name="P2"/>
      <text:p text:style-name="P2">29 - W</text:p>
      <text:p text:style-name="P2">0144 5.41</text:p>
      <text:p text:style-name="P2">0808 0.68</text:p>
      <text:p text:style-name="P2">1402 5.47</text:p>
      <text:p text:style-name="P2">2026 0.66</text:p>
      <text:p text:style-name="P2"/>
      <text:p text:style-name="P2">30 - TH</text:p>
      <text:p text:style-name="P2">0221 5.51</text:p>
      <text:p text:style-name="P2">0845 0.67</text:p>
      <text:p text:style-name="P2">1441 5.52</text:p>
      <text:p text:style-name="P2">2105 0.70</text:p>
      <text:p text:style-name="P2"/>
      <text:p text:style-name="P2">31 - F</text:p>
      <text:p text:style-name="P2">0302 5.51</text:p>
      <text:p text:style-name="P2">0926 0.75</text:p>
      <text:p text:style-name="P2">1524 5.48</text:p>
      <text:p text:style-name="P2">2147 0.82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348 5.42</text:p>
      <text:p text:style-name="P2">1010 0.91</text:p>
      <text:p text:style-name="P2">1612 5.34</text:p>
      <text:p text:style-name="P2">2234 1.00</text:p>
      <text:p text:style-name="P2"/>
      <text:p text:style-name="P2">2 - SU</text:p>
      <text:p text:style-name="P2">0439 5.25</text:p>
      <text:p text:style-name="P2">1101 1.11</text:p>
      <text:p text:style-name="P2">1707 5.15</text:p>
      <text:p text:style-name="P2">2329 1.21</text:p>
      <text:p text:style-name="P2"/>
      <text:p text:style-name="P2">3 - M</text:p>
      <text:p text:style-name="P2">0538 5.05</text:p>
      <text:p text:style-name="P2">1201 1.31</text:p>
      <text:p text:style-name="P2">1810 4.96</text:p>
      <text:p text:style-name="P2"/>
      <text:p text:style-name="P2"/>
      <text:p text:style-name="P2">4 - TU</text:p>
      <text:p text:style-name="P2">0036 1.39</text:p>
      <text:p text:style-name="P2">0645 4.89</text:p>
      <text:p text:style-name="P2">1313 1.43</text:p>
      <text:p text:style-name="P2">1921 4.85</text:p>
      <text:p text:style-name="P2"/>
      <text:p text:style-name="P2">5 - W</text:p>
      <text:p text:style-name="P2">0151 1.45</text:p>
      <text:p text:style-name="P2">0758 4.86</text:p>
      <text:p text:style-name="P2">1430 1.42</text:p>
      <text:p text:style-name="P2">2035 4.90</text:p>
      <text:p text:style-name="P2"/>
      <text:p text:style-name="P2">6 - TH</text:p>
      <text:p text:style-name="P2">0307 1.35</text:p>
      <text:p text:style-name="P2">0910 4.97</text:p>
      <text:p text:style-name="P2">1541 1.26</text:p>
      <text:p text:style-name="P2">2144 5.07</text:p>
      <text:p text:style-name="P2"/>
      <text:p text:style-name="P2">7 - F</text:p>
      <text:p text:style-name="P2">0413 1.14</text:p>
      <text:p text:style-name="P2">1015 5.19</text:p>
      <text:p text:style-name="P2">1642 1.03</text:p>
      <text:p text:style-name="P2">2245 5.32</text:p>
      <text:p text:style-name="P2"/>
      <text:p text:style-name="P2">8 - SA</text:p>
      <text:p text:style-name="P2">0510 0.91</text:p>
      <text:p text:style-name="P2">1113 5.44</text:p>
      <text:p text:style-name="P2">1735 0.80</text:p>
      <text:p text:style-name="P2">2340 5.55</text:p>
      <text:p text:style-name="P2"/>
      <text:p text:style-name="P2">9 - SU</text:p>
      <text:p text:style-name="P2">0559 0.71</text:p>
      <text:p text:style-name="P2">1205 5.64</text:p>
      <text:p text:style-name="P2">1822 0.64</text:p>
      <text:p text:style-name="P2"/>
      <text:p text:style-name="P2"/>
      <text:p text:style-name="P2">10 - M</text:p>
      <text:p text:style-name="P2">0030 5.71</text:p>
      <text:p text:style-name="P2">0644 0.58</text:p>
      <text:p text:style-name="P2">1254 5.76</text:p>
      <text:p text:style-name="P2">1905 0.55</text:p>
      <text:p text:style-name="P2"/>
      <text:p text:style-name="P2">11 - TU</text:p>
      <text:p text:style-name="P2">0117 5.77</text:p>
      <text:p text:style-name="P2">0725 0.54</text:p>
      <text:p text:style-name="P2">1340 5.76</text:p>
      <text:p text:style-name="P2">1945 0.56</text:p>
      <text:p text:style-name="P2"/>
      <text:p text:style-name="P2">12 - W</text:p>
      <text:p text:style-name="P2">0202 5.73</text:p>
      <text:p text:style-name="P2">0805 0.60</text:p>
      <text:p text:style-name="P2">1424 5.66</text:p>
      <text:p text:style-name="P2">2025 0.65</text:p>
      <text:p text:style-name="P2"/>
      <text:p text:style-name="P2">13 - TH</text:p>
      <text:p text:style-name="P2">0246 5.57</text:p>
      <text:p text:style-name="P2">0844 0.73</text:p>
      <text:p text:style-name="P2">1508 5.46</text:p>
      <text:p text:style-name="P2">2104 0.82</text:p>
      <text:p text:style-name="P2"/>
      <text:p text:style-name="P2">14 - F</text:p>
      <text:p text:style-name="P2">0330 5.33</text:p>
      <text:p text:style-name="P2">0924 0.93</text:p>
      <text:p text:style-name="P2">1551 5.19</text:p>
      <text:p text:style-name="P2">2144 1.05</text:p>
      <text:p text:style-name="P2"/>
      <text:p text:style-name="P2">15 - SA</text:p>
      <text:p text:style-name="P2">0413 5.04</text:p>
      <text:p text:style-name="P2">1005 1.18</text:p>
      <text:p text:style-name="P2">1635 4.88</text:p>
      <text:p text:style-name="P2">2227 1.31</text:p>
      <text:p text:style-name="P2"/>
      <text:p text:style-name="P2">16 - SU</text:p>
      <text:p text:style-name="P2">0458 4.72</text:p>
      <text:p text:style-name="P2">1049 1.44</text:p>
      <text:p text:style-name="P2">1721 4.57</text:p>
      <text:p text:style-name="P2">2313 1.57</text:p>
      <text:p text:style-name="P2"/>
      <text:p text:style-name="P2">17 - M</text:p>
      <text:p text:style-name="P2">0545 4.42</text:p>
      <text:p text:style-name="P2">1138 1.69</text:p>
      <text:p text:style-name="P2">1811 4.29</text:p>
      <text:p text:style-name="P2"/>
      <text:p text:style-name="P2"/>
      <text:p text:style-name="P2">18 - TU</text:p>
      <text:p text:style-name="P2">0004 1.80</text:p>
      <text:p text:style-name="P2">0638 4.18</text:p>
      <text:p text:style-name="P2">1233 1.90</text:p>
      <text:p text:style-name="P2">1908 4.10</text:p>
      <text:p text:style-name="P2"/>
      <text:p text:style-name="P2">19 - W</text:p>
      <text:p text:style-name="P2">0102 1.97</text:p>
      <text:p text:style-name="P2">0739 4.04</text:p>
      <text:p text:style-name="P2">1334 2.01</text:p>
      <text:p text:style-name="P2">2012 4.01</text:p>
      <text:p text:style-name="P2"/>
      <text:p text:style-name="P2">20 - TH</text:p>
      <text:p text:style-name="P2">0206 2.02</text:p>
      <text:p text:style-name="P2">0844 4.01</text:p>
      <text:p text:style-name="P2">1438 2.01</text:p>
      <text:p text:style-name="P2">2114 4.04</text:p>
      <text:p text:style-name="P2"/>
      <text:p text:style-name="P2">21 - F</text:p>
      <text:p text:style-name="P2">0309 1.96</text:p>
      <text:p text:style-name="P2">0941 4.09</text:p>
      <text:p text:style-name="P2">1538 1.89</text:p>
      <text:p text:style-name="P2">2206 4.16</text:p>
      <text:p text:style-name="P2"/>
      <text:p text:style-name="P2">22 - SA</text:p>
      <text:p text:style-name="P2">0406 1.80</text:p>
      <text:p text:style-name="P2">1028 4.25</text:p>
      <text:p text:style-name="P2">1632 1.70</text:p>
      <text:p text:style-name="P2">2249 4.36</text:p>
      <text:p text:style-name="P2"/>
      <text:p text:style-name="P2">23 - SU</text:p>
      <text:p text:style-name="P2">0457 1.58</text:p>
      <text:p text:style-name="P2">1108 4.48</text:p>
      <text:p text:style-name="P2">1721 1.46</text:p>
      <text:p text:style-name="P2">2327 4.60</text:p>
      <text:p text:style-name="P2"/>
      <text:p text:style-name="P2">24 - M</text:p>
      <text:p text:style-name="P2">0543 1.34</text:p>
      <text:p text:style-name="P2">1146 4.73</text:p>
      <text:p text:style-name="P2">1805 1.22</text:p>
      <text:p text:style-name="P2"/>
      <text:p text:style-name="P2"/>
      <text:p text:style-name="P2">25 - TU</text:p>
      <text:p text:style-name="P2">0005 4.87</text:p>
      <text:p text:style-name="P2">0627 1.11</text:p>
      <text:p text:style-name="P2">1224 5.00</text:p>
      <text:p text:style-name="P2">1848 1.00</text:p>
      <text:p text:style-name="P2"/>
      <text:p text:style-name="P2">26 - W</text:p>
      <text:p text:style-name="P2">0044 5.12</text:p>
      <text:p text:style-name="P2">0709 0.90</text:p>
      <text:p text:style-name="P2">1304 5.24</text:p>
      <text:p text:style-name="P2">1930 0.82</text:p>
      <text:p text:style-name="P2"/>
      <text:p text:style-name="P2">27 - TH</text:p>
      <text:p text:style-name="P2">0125 5.35</text:p>
      <text:p text:style-name="P2">0751 0.75</text:p>
      <text:p text:style-name="P2">1346 5.44</text:p>
      <text:p text:style-name="P2">2012 0.70</text:p>
      <text:p text:style-name="P2"/>
      <text:p text:style-name="P2">28 - F</text:p>
      <text:p text:style-name="P2">0208 5.51</text:p>
      <text:p text:style-name="P2">0833 0.67</text:p>
      <text:p text:style-name="P2">1430 5.56</text:p>
      <text:p text:style-name="P2">2055 0.65</text:p>
      <text:p text:style-name="P2"/>
      <text:p text:style-name="P2">29 - SA</text:p>
      <text:p text:style-name="P2">0253 5.59</text:p>
      <text:p text:style-name="P2">0917 0.66</text:p>
      <text:p text:style-name="P2">1516 5.60</text:p>
      <text:p text:style-name="P2">2139 0.68</text:p>
      <text:p text:style-name="P2"/>
      <text:p text:style-name="P2">30 - SU</text:p>
      <text:p text:style-name="P2">0340 5.58</text:p>
      <text:p text:style-name="P2">1002 0.72</text:p>
      <text:p text:style-name="P2">1605 5.55</text:p>
      <text:p text:style-name="P2">2226 0.7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431 5.50</text:p>
      <text:p text:style-name="P2">1050 0.84</text:p>
      <text:p text:style-name="P2">1658 5.44</text:p>
      <text:p text:style-name="P2">2316 0.91</text:p>
      <text:p text:style-name="P2"/>
      <text:p text:style-name="P2">2 - TU</text:p>
      <text:p text:style-name="P2">0525 5.36</text:p>
      <text:p text:style-name="P2">1144 1.00</text:p>
      <text:p text:style-name="P2">1754 5.28</text:p>
      <text:p text:style-name="P2"/>
      <text:p text:style-name="P2"/>
      <text:p text:style-name="P2">3 - W</text:p>
      <text:p text:style-name="P2">0013 1.08</text:p>
      <text:p text:style-name="P2">0625 5.20</text:p>
      <text:p text:style-name="P2">1243 1.15</text:p>
      <text:p text:style-name="P2">1856 5.13</text:p>
      <text:p text:style-name="P2"/>
      <text:p text:style-name="P2">4 - TH</text:p>
      <text:p text:style-name="P2">0116 1.22</text:p>
      <text:p text:style-name="P2">0729 5.07</text:p>
      <text:p text:style-name="P2">1349 1.27</text:p>
      <text:p text:style-name="P2">2002 5.04</text:p>
      <text:p text:style-name="P2"/>
      <text:p text:style-name="P2">5 - F</text:p>
      <text:p text:style-name="P2">0224 1.29</text:p>
      <text:p text:style-name="P2">0836 5.02</text:p>
      <text:p text:style-name="P2">1458 1.30</text:p>
      <text:p text:style-name="P2">2110 5.03</text:p>
      <text:p text:style-name="P2"/>
      <text:p text:style-name="P2">6 - SA</text:p>
      <text:p text:style-name="P2">0333 1.28</text:p>
      <text:p text:style-name="P2">0944 5.06</text:p>
      <text:p text:style-name="P2">1606 1.24</text:p>
      <text:p text:style-name="P2">2216 5.10</text:p>
      <text:p text:style-name="P2"/>
      <text:p text:style-name="P2">7 - SU</text:p>
      <text:p text:style-name="P2">0437 1.18</text:p>
      <text:p text:style-name="P2">1047 5.16</text:p>
      <text:p text:style-name="P2">1707 1.12</text:p>
      <text:p text:style-name="P2">2317 5.23</text:p>
      <text:p text:style-name="P2"/>
      <text:p text:style-name="P2">8 - M</text:p>
      <text:p text:style-name="P2">0534 1.06</text:p>
      <text:p text:style-name="P2">1145 5.29</text:p>
      <text:p text:style-name="P2">1801 1.00</text:p>
      <text:p text:style-name="P2"/>
      <text:p text:style-name="P2"/>
      <text:p text:style-name="P2">9 - TU</text:p>
      <text:p text:style-name="P2">0013 5.35</text:p>
      <text:p text:style-name="P2">0625 0.95</text:p>
      <text:p text:style-name="P2">1239 5.40</text:p>
      <text:p text:style-name="P2">1849 0.90</text:p>
      <text:p text:style-name="P2"/>
      <text:p text:style-name="P2">10 - W</text:p>
      <text:p text:style-name="P2">0104 5.43</text:p>
      <text:p text:style-name="P2">0711 0.87</text:p>
      <text:p text:style-name="P2">1328 5.45</text:p>
      <text:p text:style-name="P2">1933 0.85</text:p>
      <text:p text:style-name="P2"/>
      <text:p text:style-name="P2">11 - TH</text:p>
      <text:p text:style-name="P2">0152 5.45</text:p>
      <text:p text:style-name="P2">0753 0.85</text:p>
      <text:p text:style-name="P2">1414 5.43</text:p>
      <text:p text:style-name="P2">2013 0.86</text:p>
      <text:p text:style-name="P2"/>
      <text:p text:style-name="P2">12 - F</text:p>
      <text:p text:style-name="P2">0236 5.39</text:p>
      <text:p text:style-name="P2">0833 0.88</text:p>
      <text:p text:style-name="P2">1458 5.33</text:p>
      <text:p text:style-name="P2">2052 0.92</text:p>
      <text:p text:style-name="P2"/>
      <text:p text:style-name="P2">13 - SA</text:p>
      <text:p text:style-name="P2">0318 5.26</text:p>
      <text:p text:style-name="P2">0911 0.97</text:p>
      <text:p text:style-name="P2">1539 5.17</text:p>
      <text:p text:style-name="P2">2130 1.03</text:p>
      <text:p text:style-name="P2"/>
      <text:p text:style-name="P2">14 - SU</text:p>
      <text:p text:style-name="P2">0358 5.07</text:p>
      <text:p text:style-name="P2">0950 1.09</text:p>
      <text:p text:style-name="P2">1617 4.97</text:p>
      <text:p text:style-name="P2">2209 1.17</text:p>
      <text:p text:style-name="P2"/>
      <text:p text:style-name="P2">15 - M</text:p>
      <text:p text:style-name="P2">0435 4.86</text:p>
      <text:p text:style-name="P2">1029 1.25</text:p>
      <text:p text:style-name="P2">1652 4.74</text:p>
      <text:p text:style-name="P2">2249 1.34</text:p>
      <text:p text:style-name="P2"/>
      <text:p text:style-name="P2">16 - TU</text:p>
      <text:p text:style-name="P2">0509 4.63</text:p>
      <text:p text:style-name="P2">1109 1.43</text:p>
      <text:p text:style-name="P2">1726 4.53</text:p>
      <text:p text:style-name="P2">2331 1.52</text:p>
      <text:p text:style-name="P2"/>
      <text:p text:style-name="P2">17 - W</text:p>
      <text:p text:style-name="P2">0543 4.44</text:p>
      <text:p text:style-name="P2">1153 1.61</text:p>
      <text:p text:style-name="P2">1800 4.35</text:p>
      <text:p text:style-name="P2"/>
      <text:p text:style-name="P2"/>
      <text:p text:style-name="P2">18 - TH</text:p>
      <text:p text:style-name="P2">0017 1.69</text:p>
      <text:p text:style-name="P2">0619 4.27</text:p>
      <text:p text:style-name="P2">1242 1.77</text:p>
      <text:p text:style-name="P2">1841 4.21</text:p>
      <text:p text:style-name="P2"/>
      <text:p text:style-name="P2">19 - F</text:p>
      <text:p text:style-name="P2">0109 1.84</text:p>
      <text:p text:style-name="P2">0704 4.16</text:p>
      <text:p text:style-name="P2">1337 1.89</text:p>
      <text:p text:style-name="P2">1931 4.13</text:p>
      <text:p text:style-name="P2"/>
      <text:p text:style-name="P2">20 - SA</text:p>
      <text:p text:style-name="P2">0208 1.92</text:p>
      <text:p text:style-name="P2">0801 4.11</text:p>
      <text:p text:style-name="P2">1439 1.92</text:p>
      <text:p text:style-name="P2">2033 4.12</text:p>
      <text:p text:style-name="P2"/>
      <text:p text:style-name="P2">21 - SU</text:p>
      <text:p text:style-name="P2">0312 1.90</text:p>
      <text:p text:style-name="P2">0906 4.16</text:p>
      <text:p text:style-name="P2">1544 1.85</text:p>
      <text:p text:style-name="P2">2140 4.22</text:p>
      <text:p text:style-name="P2"/>
      <text:p text:style-name="P2">22 - M</text:p>
      <text:p text:style-name="P2">0415 1.77</text:p>
      <text:p text:style-name="P2">1011 4.31</text:p>
      <text:p text:style-name="P2">1645 1.67</text:p>
      <text:p text:style-name="P2">2241 4.43</text:p>
      <text:p text:style-name="P2"/>
      <text:p text:style-name="P2">23 - TU</text:p>
      <text:p text:style-name="P2">0514 1.55</text:p>
      <text:p text:style-name="P2">1110 4.57</text:p>
      <text:p text:style-name="P2">1741 1.42</text:p>
      <text:p text:style-name="P2">2336 4.72</text:p>
      <text:p text:style-name="P2"/>
      <text:p text:style-name="P2">24 - W</text:p>
      <text:p text:style-name="P2">0607 1.28</text:p>
      <text:p text:style-name="P2">1202 4.87</text:p>
      <text:p text:style-name="P2">1831 1.13</text:p>
      <text:p text:style-name="P2"/>
      <text:p text:style-name="P2"/>
      <text:p text:style-name="P2">25 - TH</text:p>
      <text:p text:style-name="P2">0026 5.03</text:p>
      <text:p text:style-name="P2">0655 1.00</text:p>
      <text:p text:style-name="P2">1250 5.19</text:p>
      <text:p text:style-name="P2">1918 0.86</text:p>
      <text:p text:style-name="P2"/>
      <text:p text:style-name="P2">26 - F</text:p>
      <text:p text:style-name="P2">0113 5.34</text:p>
      <text:p text:style-name="P2">0740 0.75</text:p>
      <text:p text:style-name="P2">1336 5.48</text:p>
      <text:p text:style-name="P2">2002 0.64</text:p>
      <text:p text:style-name="P2"/>
      <text:p text:style-name="P2">27 - SA</text:p>
      <text:p text:style-name="P2">0159 5.60</text:p>
      <text:p text:style-name="P2">0824 0.56</text:p>
      <text:p text:style-name="P2">1422 5.70</text:p>
      <text:p text:style-name="P2">2045 0.49</text:p>
      <text:p text:style-name="P2"/>
      <text:p text:style-name="P2">28 - SU</text:p>
      <text:p text:style-name="P2">0244 5.78</text:p>
      <text:p text:style-name="P2">0907 0.45</text:p>
      <text:p text:style-name="P2">1507 5.83</text:p>
      <text:p text:style-name="P2">2128 0.43</text:p>
      <text:p text:style-name="P2"/>
      <text:p text:style-name="P2">29 - M</text:p>
      <text:p text:style-name="P2">0330 5.85</text:p>
      <text:p text:style-name="P2">0949 0.44</text:p>
      <text:p text:style-name="P2">1554 5.85</text:p>
      <text:p text:style-name="P2">2211 0.47</text:p>
      <text:p text:style-name="P2"/>
      <text:p text:style-name="P2">30 - TU</text:p>
      <text:p text:style-name="P2">0417 5.82</text:p>
      <text:p text:style-name="P2">1033 0.53</text:p>
      <text:p text:style-name="P2">1642 5.76</text:p>
      <text:p text:style-name="P2">2256 0.60</text:p>
      <text:p text:style-name="P2"/>
      <text:p text:style-name="P2">31 - W</text:p>
      <text:p text:style-name="P2">0507 5.67</text:p>
      <text:p text:style-name="P2">1119 0.70</text:p>
      <text:p text:style-name="P2">1732 5.56</text:p>
      <text:p text:style-name="P2">2344 0.81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559 5.44</text:p>
      <text:p text:style-name="P2">1210 0.94</text:p>
      <text:p text:style-name="P2">1828 5.31</text:p>
      <text:p text:style-name="P2"/>
      <text:p text:style-name="P2"/>
      <text:p text:style-name="P2">2 - F</text:p>
      <text:p text:style-name="P2">0037 1.07</text:p>
      <text:p text:style-name="P2">0657 5.18</text:p>
      <text:p text:style-name="P2">1307 1.20</text:p>
      <text:p text:style-name="P2">1929 5.05</text:p>
      <text:p text:style-name="P2"/>
      <text:p text:style-name="P2">3 - SA</text:p>
      <text:p text:style-name="P2">0139 1.32</text:p>
      <text:p text:style-name="P2">0802 4.94</text:p>
      <text:p text:style-name="P2">1413 1.42</text:p>
      <text:p text:style-name="P2">2037 4.85</text:p>
      <text:p text:style-name="P2"/>
      <text:p text:style-name="P2">4 - SU</text:p>
      <text:p text:style-name="P2">0250 1.49</text:p>
      <text:p text:style-name="P2">0913 4.80</text:p>
      <text:p text:style-name="P2">1528 1.53</text:p>
      <text:p text:style-name="P2">2150 4.79</text:p>
      <text:p text:style-name="P2"/>
      <text:p text:style-name="P2">5 - M</text:p>
      <text:p text:style-name="P2">0406 1.53</text:p>
      <text:p text:style-name="P2">1026 4.81</text:p>
      <text:p text:style-name="P2">1643 1.49</text:p>
      <text:p text:style-name="P2">2300 4.86</text:p>
      <text:p text:style-name="P2"/>
      <text:p text:style-name="P2">6 - TU</text:p>
      <text:p text:style-name="P2">0516 1.43</text:p>
      <text:p text:style-name="P2">1132 4.93</text:p>
      <text:p text:style-name="P2">1747 1.35</text:p>
      <text:p text:style-name="P2"/>
      <text:p text:style-name="P2"/>
      <text:p text:style-name="P2">7 - W</text:p>
      <text:p text:style-name="P2">0002 5.01</text:p>
      <text:p text:style-name="P2">0614 1.27</text:p>
      <text:p text:style-name="P2">1230 5.09</text:p>
      <text:p text:style-name="P2">1839 1.19</text:p>
      <text:p text:style-name="P2"/>
      <text:p text:style-name="P2">8 - TH</text:p>
      <text:p text:style-name="P2">0056 5.17</text:p>
      <text:p text:style-name="P2">0702 1.11</text:p>
      <text:p text:style-name="P2">1320 5.23</text:p>
      <text:p text:style-name="P2">1923 1.04</text:p>
      <text:p text:style-name="P2"/>
      <text:p text:style-name="P2">9 - F</text:p>
      <text:p text:style-name="P2">0143 5.28</text:p>
      <text:p text:style-name="P2">0743 0.99</text:p>
      <text:p text:style-name="P2">1404 5.31</text:p>
      <text:p text:style-name="P2">2002 0.94</text:p>
      <text:p text:style-name="P2"/>
      <text:p text:style-name="P2">10 - SA</text:p>
      <text:p text:style-name="P2">0225 5.32</text:p>
      <text:p text:style-name="P2">0820 0.91</text:p>
      <text:p text:style-name="P2">1444 5.31</text:p>
      <text:p text:style-name="P2">2037 0.90</text:p>
      <text:p text:style-name="P2"/>
      <text:p text:style-name="P2">11 - SU</text:p>
      <text:p text:style-name="P2">0302 5.28</text:p>
      <text:p text:style-name="P2">0854 0.89</text:p>
      <text:p text:style-name="P2">1519 5.24</text:p>
      <text:p text:style-name="P2">2111 0.90</text:p>
      <text:p text:style-name="P2"/>
      <text:p text:style-name="P2">12 - M</text:p>
      <text:p text:style-name="P2">0335 5.18</text:p>
      <text:p text:style-name="P2">0928 0.93</text:p>
      <text:p text:style-name="P2">1550 5.11</text:p>
      <text:p text:style-name="P2">2145 0.96</text:p>
      <text:p text:style-name="P2"/>
      <text:p text:style-name="P2">13 - TU</text:p>
      <text:p text:style-name="P2">0403 5.04</text:p>
      <text:p text:style-name="P2">1002 1.01</text:p>
      <text:p text:style-name="P2">1616 4.97</text:p>
      <text:p text:style-name="P2">2219 1.07</text:p>
      <text:p text:style-name="P2"/>
      <text:p text:style-name="P2">14 - W</text:p>
      <text:p text:style-name="P2">0428 4.89</text:p>
      <text:p text:style-name="P2">1037 1.15</text:p>
      <text:p text:style-name="P2">1640 4.82</text:p>
      <text:p text:style-name="P2">2255 1.23</text:p>
      <text:p text:style-name="P2"/>
      <text:p text:style-name="P2">15 - TH</text:p>
      <text:p text:style-name="P2">0453 4.75</text:p>
      <text:p text:style-name="P2">1114 1.32</text:p>
      <text:p text:style-name="P2">1707 4.68</text:p>
      <text:p text:style-name="P2">2334 1.42</text:p>
      <text:p text:style-name="P2"/>
      <text:p text:style-name="P2">16 - F</text:p>
      <text:p text:style-name="P2">0524 4.61</text:p>
      <text:p text:style-name="P2">1155 1.53</text:p>
      <text:p text:style-name="P2">1742 4.53</text:p>
      <text:p text:style-name="P2"/>
      <text:p text:style-name="P2"/>
      <text:p text:style-name="P2">17 - SA</text:p>
      <text:p text:style-name="P2">0018 1.63</text:p>
      <text:p text:style-name="P2">0604 4.45</text:p>
      <text:p text:style-name="P2">1243 1.74</text:p>
      <text:p text:style-name="P2">1828 4.37</text:p>
      <text:p text:style-name="P2"/>
      <text:p text:style-name="P2">18 - SU</text:p>
      <text:p text:style-name="P2">0111 1.83</text:p>
      <text:p text:style-name="P2">0656 4.29</text:p>
      <text:p text:style-name="P2">1344 1.91</text:p>
      <text:p text:style-name="P2">1928 4.22</text:p>
      <text:p text:style-name="P2"/>
      <text:p text:style-name="P2">19 - M</text:p>
      <text:p text:style-name="P2">0220 1.96</text:p>
      <text:p text:style-name="P2">0805 4.18</text:p>
      <text:p text:style-name="P2">1459 1.96</text:p>
      <text:p text:style-name="P2">2045 4.18</text:p>
      <text:p text:style-name="P2"/>
      <text:p text:style-name="P2">20 - TU</text:p>
      <text:p text:style-name="P2">0339 1.92</text:p>
      <text:p text:style-name="P2">0927 4.23</text:p>
      <text:p text:style-name="P2">1616 1.83</text:p>
      <text:p text:style-name="P2">2208 4.32</text:p>
      <text:p text:style-name="P2"/>
      <text:p text:style-name="P2">21 - W</text:p>
      <text:p text:style-name="P2">0451 1.69</text:p>
      <text:p text:style-name="P2">1044 4.47</text:p>
      <text:p text:style-name="P2">1723 1.53</text:p>
      <text:p text:style-name="P2">2317 4.65</text:p>
      <text:p text:style-name="P2"/>
      <text:p text:style-name="P2">22 - TH</text:p>
      <text:p text:style-name="P2">0552 1.35</text:p>
      <text:p text:style-name="P2">1147 4.84</text:p>
      <text:p text:style-name="P2">1819 1.16</text:p>
      <text:p text:style-name="P2"/>
      <text:p text:style-name="P2"/>
      <text:p text:style-name="P2">23 - F</text:p>
      <text:p text:style-name="P2">0013 5.05</text:p>
      <text:p text:style-name="P2">0643 0.97</text:p>
      <text:p text:style-name="P2">1238 5.25</text:p>
      <text:p text:style-name="P2">1907 0.79</text:p>
      <text:p text:style-name="P2"/>
      <text:p text:style-name="P2">24 - SA</text:p>
      <text:p text:style-name="P2">0102 5.45</text:p>
      <text:p text:style-name="P2">0729 0.62</text:p>
      <text:p text:style-name="P2">1325 5.63</text:p>
      <text:p text:style-name="P2">1950 0.48</text:p>
      <text:p text:style-name="P2"/>
      <text:p text:style-name="P2">25 - SU</text:p>
      <text:p text:style-name="P2">0148 5.79</text:p>
      <text:p text:style-name="P2">0811 0.36</text:p>
      <text:p text:style-name="P2">1409 5.93</text:p>
      <text:p text:style-name="P2">2031 0.27</text:p>
      <text:p text:style-name="P2"/>
      <text:p text:style-name="P2">26 - M</text:p>
      <text:p text:style-name="P2">0231 6.03</text:p>
      <text:p text:style-name="P2">0851 0.21</text:p>
      <text:p text:style-name="P2">1453 6.10</text:p>
      <text:p text:style-name="P2">2111 0.18</text:p>
      <text:p text:style-name="P2"/>
      <text:p text:style-name="P2">27 - TU</text:p>
      <text:p text:style-name="P2">0315 6.12</text:p>
      <text:p text:style-name="P2">0930 0.18</text:p>
      <text:p text:style-name="P2">1536 6.12</text:p>
      <text:p text:style-name="P2">2150 0.22</text:p>
      <text:p text:style-name="P2"/>
      <text:p text:style-name="P2">28 - W</text:p>
      <text:p text:style-name="P2">0358 6.07</text:p>
      <text:p text:style-name="P2">1010 0.29</text:p>
      <text:p text:style-name="P2">1621 5.98</text:p>
      <text:p text:style-name="P2">2230 0.39</text:p>
      <text:p text:style-name="P2"/>
      <text:p text:style-name="P2">29 - TH</text:p>
      <text:p text:style-name="P2">0444 5.86</text:p>
      <text:p text:style-name="P2">1051 0.52</text:p>
      <text:p text:style-name="P2">1708 5.71</text:p>
      <text:p text:style-name="P2">2313 0.67</text:p>
      <text:p text:style-name="P2"/>
      <text:p text:style-name="P2">30 - F</text:p>
      <text:p text:style-name="P2">0532 5.54</text:p>
      <text:p text:style-name="P2">1136 0.85</text:p>
      <text:p text:style-name="P2">1758 5.35</text:p>
      <text:p text:style-name="P2"/>
      <text:p text:style-name="P2"/>
      <text:p text:style-name="P2">31 - SA</text:p>
      <text:p text:style-name="P2">0000 1.04</text:p>
      <text:p text:style-name="P2">0626 5.14</text:p>
      <text:p text:style-name="P2">1227 1.23</text:p>
      <text:p text:style-name="P2">1857 4.94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057 1.42</text:p>
      <text:p text:style-name="P2">0730 4.76</text:p>
      <text:p text:style-name="P2">1331 1.59</text:p>
      <text:p text:style-name="P2">2007 4.61</text:p>
      <text:p text:style-name="P2"/>
      <text:p text:style-name="P2">2 - M</text:p>
      <text:p text:style-name="P2">0210 1.73</text:p>
      <text:p text:style-name="P2">0848 4.51</text:p>
      <text:p text:style-name="P2">1454 1.82</text:p>
      <text:p text:style-name="P2">2129 4.47</text:p>
      <text:p text:style-name="P2"/>
      <text:p text:style-name="P2">3 - TU</text:p>
      <text:p text:style-name="P2">0341 1.84</text:p>
      <text:p text:style-name="P2">1010 4.49</text:p>
      <text:p text:style-name="P2">1626 1.80</text:p>
      <text:p text:style-name="P2">2248 4.55</text:p>
      <text:p text:style-name="P2"/>
      <text:p text:style-name="P2">4 - W</text:p>
      <text:p text:style-name="P2">0505 1.72</text:p>
      <text:p text:style-name="P2">1123 4.66</text:p>
      <text:p text:style-name="P2">1738 1.60</text:p>
      <text:p text:style-name="P2">2353 4.78</text:p>
      <text:p text:style-name="P2"/>
      <text:p text:style-name="P2">5 - TH</text:p>
      <text:p text:style-name="P2">0605 1.48</text:p>
      <text:p text:style-name="P2">1221 4.90</text:p>
      <text:p text:style-name="P2">1829 1.36</text:p>
      <text:p text:style-name="P2"/>
      <text:p text:style-name="P2"/>
      <text:p text:style-name="P2">6 - F</text:p>
      <text:p text:style-name="P2">0046 5.02</text:p>
      <text:p text:style-name="P2">0650 1.24</text:p>
      <text:p text:style-name="P2">1308 5.12</text:p>
      <text:p text:style-name="P2">1909 1.13</text:p>
      <text:p text:style-name="P2"/>
      <text:p text:style-name="P2">7 - SA</text:p>
      <text:p text:style-name="P2">0129 5.20</text:p>
      <text:p text:style-name="P2">0726 1.04</text:p>
      <text:p text:style-name="P2">1348 5.26</text:p>
      <text:p text:style-name="P2">1942 0.96</text:p>
      <text:p text:style-name="P2"/>
      <text:p text:style-name="P2">8 - SU</text:p>
      <text:p text:style-name="P2">0206 5.30</text:p>
      <text:p text:style-name="P2">0758 0.89</text:p>
      <text:p text:style-name="P2">1422 5.31</text:p>
      <text:p text:style-name="P2">2014 0.84</text:p>
      <text:p text:style-name="P2"/>
      <text:p text:style-name="P2">9 - M</text:p>
      <text:p text:style-name="P2">0237 5.31</text:p>
      <text:p text:style-name="P2">0829 0.80</text:p>
      <text:p text:style-name="P2">1451 5.30</text:p>
      <text:p text:style-name="P2">2044 0.78</text:p>
      <text:p text:style-name="P2"/>
      <text:p text:style-name="P2">10 - TU</text:p>
      <text:p text:style-name="P2">0303 5.27</text:p>
      <text:p text:style-name="P2">0900 0.77</text:p>
      <text:p text:style-name="P2">1515 5.24</text:p>
      <text:p text:style-name="P2">2115 0.79</text:p>
      <text:p text:style-name="P2"/>
      <text:p text:style-name="P2">11 - W</text:p>
      <text:p text:style-name="P2">0326 5.20</text:p>
      <text:p text:style-name="P2">0931 0.81</text:p>
      <text:p text:style-name="P2">1536 5.17</text:p>
      <text:p text:style-name="P2">2147 0.86</text:p>
      <text:p text:style-name="P2"/>
      <text:p text:style-name="P2">12 - TH</text:p>
      <text:p text:style-name="P2">0347 5.13</text:p>
      <text:p text:style-name="P2">1003 0.92</text:p>
      <text:p text:style-name="P2">1559 5.09</text:p>
      <text:p text:style-name="P2">2220 1.00</text:p>
      <text:p text:style-name="P2"/>
      <text:p text:style-name="P2">13 - F</text:p>
      <text:p text:style-name="P2">0412 5.03</text:p>
      <text:p text:style-name="P2">1037 1.10</text:p>
      <text:p text:style-name="P2">1627 4.97</text:p>
      <text:p text:style-name="P2">2255 1.21</text:p>
      <text:p text:style-name="P2"/>
      <text:p text:style-name="P2">14 - SA</text:p>
      <text:p text:style-name="P2">0444 4.89</text:p>
      <text:p text:style-name="P2">1114 1.33</text:p>
      <text:p text:style-name="P2">1704 4.80</text:p>
      <text:p text:style-name="P2">2335 1.46</text:p>
      <text:p text:style-name="P2"/>
      <text:p text:style-name="P2">15 - SU</text:p>
      <text:p text:style-name="P2">0525 4.69</text:p>
      <text:p text:style-name="P2">1159 1.60</text:p>
      <text:p text:style-name="P2">1750 4.57</text:p>
      <text:p text:style-name="P2"/>
      <text:p text:style-name="P2"/>
      <text:p text:style-name="P2">16 - M</text:p>
      <text:p text:style-name="P2">0026 1.74</text:p>
      <text:p text:style-name="P2">0618 4.45</text:p>
      <text:p text:style-name="P2">1259 1.86</text:p>
      <text:p text:style-name="P2">1851 4.33</text:p>
      <text:p text:style-name="P2"/>
      <text:p text:style-name="P2">17 - TU</text:p>
      <text:p text:style-name="P2">0139 1.96</text:p>
      <text:p text:style-name="P2">0730 4.24</text:p>
      <text:p text:style-name="P2">1424 2.00</text:p>
      <text:p text:style-name="P2">2013 4.20</text:p>
      <text:p text:style-name="P2"/>
      <text:p text:style-name="P2">18 - W</text:p>
      <text:p text:style-name="P2">0311 1.97</text:p>
      <text:p text:style-name="P2">0900 4.23</text:p>
      <text:p text:style-name="P2">1555 1.87</text:p>
      <text:p text:style-name="P2">2146 4.33</text:p>
      <text:p text:style-name="P2"/>
      <text:p text:style-name="P2">19 - TH</text:p>
      <text:p text:style-name="P2">0434 1.71</text:p>
      <text:p text:style-name="P2">1026 4.50</text:p>
      <text:p text:style-name="P2">1707 1.51</text:p>
      <text:p text:style-name="P2">2301 4.71</text:p>
      <text:p text:style-name="P2"/>
      <text:p text:style-name="P2">20 - F</text:p>
      <text:p text:style-name="P2">0537 1.29</text:p>
      <text:p text:style-name="P2">1131 4.94</text:p>
      <text:p text:style-name="P2">1803 1.07</text:p>
      <text:p text:style-name="P2">2358 5.17</text:p>
      <text:p text:style-name="P2"/>
      <text:p text:style-name="P2">21 - SA</text:p>
      <text:p text:style-name="P2">0627 0.85</text:p>
      <text:p text:style-name="P2">1223 5.41</text:p>
      <text:p text:style-name="P2">1850 0.65</text:p>
      <text:p text:style-name="P2"/>
      <text:p text:style-name="P2"/>
      <text:p text:style-name="P2">22 - SU</text:p>
      <text:p text:style-name="P2">0046 5.62</text:p>
      <text:p text:style-name="P2">0711 0.47</text:p>
      <text:p text:style-name="P2">1309 5.82</text:p>
      <text:p text:style-name="P2">1932 0.31</text:p>
      <text:p text:style-name="P2"/>
      <text:p text:style-name="P2">23 - M</text:p>
      <text:p text:style-name="P2">0130 5.99</text:p>
      <text:p text:style-name="P2">0752 0.19</text:p>
      <text:p text:style-name="P2">1352 6.12</text:p>
      <text:p text:style-name="P2">2011 0.10</text:p>
      <text:p text:style-name="P2"/>
      <text:p text:style-name="P2">24 - TU</text:p>
      <text:p text:style-name="P2">0213 6.21</text:p>
      <text:p text:style-name="P2">0830 0.05</text:p>
      <text:p text:style-name="P2">1434 6.26</text:p>
      <text:p text:style-name="P2">2049 0.04</text:p>
      <text:p text:style-name="P2"/>
      <text:p text:style-name="P2">25 - W</text:p>
      <text:p text:style-name="P2">0255 6.27</text:p>
      <text:p text:style-name="P2">0907 0.06</text:p>
      <text:p text:style-name="P2">1516 6.24</text:p>
      <text:p text:style-name="P2">2126 0.12</text:p>
      <text:p text:style-name="P2"/>
      <text:p text:style-name="P2">26 - TH</text:p>
      <text:p text:style-name="P2">0337 6.16</text:p>
      <text:p text:style-name="P2">0944 0.21</text:p>
      <text:p text:style-name="P2">1558 6.04</text:p>
      <text:p text:style-name="P2">2204 0.34</text:p>
      <text:p text:style-name="P2"/>
      <text:p text:style-name="P2">27 - F</text:p>
      <text:p text:style-name="P2">0420 5.88</text:p>
      <text:p text:style-name="P2">1023 0.50</text:p>
      <text:p text:style-name="P2">1643 5.69</text:p>
      <text:p text:style-name="P2">2244 0.68</text:p>
      <text:p text:style-name="P2"/>
      <text:p text:style-name="P2">28 - SA</text:p>
      <text:p text:style-name="P2">0507 5.48</text:p>
      <text:p text:style-name="P2">1105 0.89</text:p>
      <text:p text:style-name="P2">1732 5.25</text:p>
      <text:p text:style-name="P2">2329 1.11</text:p>
      <text:p text:style-name="P2"/>
      <text:p text:style-name="P2">29 - SU</text:p>
      <text:p text:style-name="P2">0559 5.01</text:p>
      <text:p text:style-name="P2">1154 1.33</text:p>
      <text:p text:style-name="P2">1830 4.77</text:p>
      <text:p text:style-name="P2"/>
      <text:p text:style-name="P2"/>
      <text:p text:style-name="P2">30 - M</text:p>
      <text:p text:style-name="P2">0023 1.56</text:p>
      <text:p text:style-name="P2">0704 4.56</text:p>
      <text:p text:style-name="P2">1257 1.76</text:p>
      <text:p text:style-name="P2">1944 4.3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138 1.92</text:p>
      <text:p text:style-name="P2">0828 4.28</text:p>
      <text:p text:style-name="P2">1426 2.03</text:p>
      <text:p text:style-name="P2">2113 4.24</text:p>
      <text:p text:style-name="P2"/>
      <text:p text:style-name="P2">2 - W</text:p>
      <text:p text:style-name="P2">0319 2.05</text:p>
      <text:p text:style-name="P2">0957 4.28</text:p>
      <text:p text:style-name="P2">1608 1.99</text:p>
      <text:p text:style-name="P2">2236 4.38</text:p>
      <text:p text:style-name="P2"/>
      <text:p text:style-name="P2">3 - TH</text:p>
      <text:p text:style-name="P2">0449 1.88</text:p>
      <text:p text:style-name="P2">1110 4.50</text:p>
      <text:p text:style-name="P2">1720 1.74</text:p>
      <text:p text:style-name="P2">2339 4.64</text:p>
      <text:p text:style-name="P2"/>
      <text:p text:style-name="P2">4 - F</text:p>
      <text:p text:style-name="P2">0546 1.60</text:p>
      <text:p text:style-name="P2">1205 4.78</text:p>
      <text:p text:style-name="P2">1807 1.46</text:p>
      <text:p text:style-name="P2"/>
      <text:p text:style-name="P2"/>
      <text:p text:style-name="P2">5 - SA</text:p>
      <text:p text:style-name="P2">0027 4.90</text:p>
      <text:p text:style-name="P2">0625 1.33</text:p>
      <text:p text:style-name="P2">1248 5.01</text:p>
      <text:p text:style-name="P2">1842 1.21</text:p>
      <text:p text:style-name="P2"/>
      <text:p text:style-name="P2">6 - SU</text:p>
      <text:p text:style-name="P2">0106 5.10</text:p>
      <text:p text:style-name="P2">0658 1.09</text:p>
      <text:p text:style-name="P2">1323 5.17</text:p>
      <text:p text:style-name="P2">1914 0.99</text:p>
      <text:p text:style-name="P2"/>
      <text:p text:style-name="P2">7 - M</text:p>
      <text:p text:style-name="P2">0138 5.22</text:p>
      <text:p text:style-name="P2">0729 0.90</text:p>
      <text:p text:style-name="P2">1352 5.25</text:p>
      <text:p text:style-name="P2">1944 0.83</text:p>
      <text:p text:style-name="P2"/>
      <text:p text:style-name="P2">8 - TU</text:p>
      <text:p text:style-name="P2">0205 5.27</text:p>
      <text:p text:style-name="P2">0759 0.77</text:p>
      <text:p text:style-name="P2">1416 5.28</text:p>
      <text:p text:style-name="P2">2014 0.73</text:p>
      <text:p text:style-name="P2"/>
      <text:p text:style-name="P2">9 - W</text:p>
      <text:p text:style-name="P2">0227 5.29</text:p>
      <text:p text:style-name="P2">0829 0.71</text:p>
      <text:p text:style-name="P2">1437 5.30</text:p>
      <text:p text:style-name="P2">2045 0.70</text:p>
      <text:p text:style-name="P2"/>
      <text:p text:style-name="P2">10 - TH</text:p>
      <text:p text:style-name="P2">0247 5.30</text:p>
      <text:p text:style-name="P2">0900 0.72</text:p>
      <text:p text:style-name="P2">1459 5.30</text:p>
      <text:p text:style-name="P2">2116 0.75</text:p>
      <text:p text:style-name="P2"/>
      <text:p text:style-name="P2">11 - F</text:p>
      <text:p text:style-name="P2">0311 5.29</text:p>
      <text:p text:style-name="P2">0932 0.81</text:p>
      <text:p text:style-name="P2">1525 5.26</text:p>
      <text:p text:style-name="P2">2149 0.88</text:p>
      <text:p text:style-name="P2"/>
      <text:p text:style-name="P2">12 - SA</text:p>
      <text:p text:style-name="P2">0340 5.22</text:p>
      <text:p text:style-name="P2">1006 0.98</text:p>
      <text:p text:style-name="P2">1558 5.16</text:p>
      <text:p text:style-name="P2">2224 1.09</text:p>
      <text:p text:style-name="P2"/>
      <text:p text:style-name="P2">13 - SU</text:p>
      <text:p text:style-name="P2">0416 5.07</text:p>
      <text:p text:style-name="P2">1044 1.21</text:p>
      <text:p text:style-name="P2">1637 4.97</text:p>
      <text:p text:style-name="P2">2305 1.35</text:p>
      <text:p text:style-name="P2"/>
      <text:p text:style-name="P2">14 - M</text:p>
      <text:p text:style-name="P2">0501 4.84</text:p>
      <text:p text:style-name="P2">1129 1.50</text:p>
      <text:p text:style-name="P2">1727 4.71</text:p>
      <text:p text:style-name="P2">2358 1.65</text:p>
      <text:p text:style-name="P2"/>
      <text:p text:style-name="P2">15 - TU</text:p>
      <text:p text:style-name="P2">0557 4.57</text:p>
      <text:p text:style-name="P2">1232 1.78</text:p>
      <text:p text:style-name="P2">1832 4.44</text:p>
      <text:p text:style-name="P2"/>
      <text:p text:style-name="P2"/>
      <text:p text:style-name="P2">16 - W</text:p>
      <text:p text:style-name="P2">0114 1.88</text:p>
      <text:p text:style-name="P2">0711 4.35</text:p>
      <text:p text:style-name="P2">1401 1.92</text:p>
      <text:p text:style-name="P2">1956 4.32</text:p>
      <text:p text:style-name="P2"/>
      <text:p text:style-name="P2">17 - TH</text:p>
      <text:p text:style-name="P2">0249 1.88</text:p>
      <text:p text:style-name="P2">0842 4.36</text:p>
      <text:p text:style-name="P2">1533 1.76</text:p>
      <text:p text:style-name="P2">2126 4.47</text:p>
      <text:p text:style-name="P2"/>
      <text:p text:style-name="P2">18 - F</text:p>
      <text:p text:style-name="P2">0412 1.60</text:p>
      <text:p text:style-name="P2">1005 4.65</text:p>
      <text:p text:style-name="P2">1645 1.39</text:p>
      <text:p text:style-name="P2">2239 4.86</text:p>
      <text:p text:style-name="P2"/>
      <text:p text:style-name="P2">19 - SA</text:p>
      <text:p text:style-name="P2">0514 1.18</text:p>
      <text:p text:style-name="P2">1109 5.09</text:p>
      <text:p text:style-name="P2">1740 0.96</text:p>
      <text:p text:style-name="P2">2336 5.32</text:p>
      <text:p text:style-name="P2"/>
      <text:p text:style-name="P2">20 - SU</text:p>
      <text:p text:style-name="P2">0605 0.75</text:p>
      <text:p text:style-name="P2">1201 5.54</text:p>
      <text:p text:style-name="P2">1827 0.56</text:p>
      <text:p text:style-name="P2"/>
      <text:p text:style-name="P2"/>
      <text:p text:style-name="P2">21 - M</text:p>
      <text:p text:style-name="P2">0025 5.74</text:p>
      <text:p text:style-name="P2">0648 0.40</text:p>
      <text:p text:style-name="P2">1247 5.92</text:p>
      <text:p text:style-name="P2">1909 0.26</text:p>
      <text:p text:style-name="P2"/>
      <text:p text:style-name="P2">22 - TU</text:p>
      <text:p text:style-name="P2">0109 6.06</text:p>
      <text:p text:style-name="P2">0728 0.16</text:p>
      <text:p text:style-name="P2">1331 6.16</text:p>
      <text:p text:style-name="P2">1947 0.10</text:p>
      <text:p text:style-name="P2"/>
      <text:p text:style-name="P2">23 - W</text:p>
      <text:p text:style-name="P2">0152 6.23</text:p>
      <text:p text:style-name="P2">0806 0.07</text:p>
      <text:p text:style-name="P2">1413 6.25</text:p>
      <text:p text:style-name="P2">2025 0.07</text:p>
      <text:p text:style-name="P2"/>
      <text:p text:style-name="P2">24 - TH</text:p>
      <text:p text:style-name="P2">0234 6.23</text:p>
      <text:p text:style-name="P2">0843 0.12</text:p>
      <text:p text:style-name="P2">1455 6.16</text:p>
      <text:p text:style-name="P2">2102 0.20</text:p>
      <text:p text:style-name="P2"/>
      <text:p text:style-name="P2">25 - F</text:p>
      <text:p text:style-name="P2">0316 6.06</text:p>
      <text:p text:style-name="P2">0921 0.31</text:p>
      <text:p text:style-name="P2">1538 5.92</text:p>
      <text:p text:style-name="P2">2140 0.45</text:p>
      <text:p text:style-name="P2"/>
      <text:p text:style-name="P2">26 - SA</text:p>
      <text:p text:style-name="P2">0400 5.74</text:p>
      <text:p text:style-name="P2">1000 0.62</text:p>
      <text:p text:style-name="P2">1622 5.54</text:p>
      <text:p text:style-name="P2">2220 0.81</text:p>
      <text:p text:style-name="P2"/>
      <text:p text:style-name="P2">27 - SU</text:p>
      <text:p text:style-name="P2">0446 5.32</text:p>
      <text:p text:style-name="P2">1042 1.01</text:p>
      <text:p text:style-name="P2">1711 5.09</text:p>
      <text:p text:style-name="P2">2305 1.23</text:p>
      <text:p text:style-name="P2"/>
      <text:p text:style-name="P2">28 - M</text:p>
      <text:p text:style-name="P2">0539 4.85</text:p>
      <text:p text:style-name="P2">1131 1.45</text:p>
      <text:p text:style-name="P2">1809 4.63</text:p>
      <text:p text:style-name="P2"/>
      <text:p text:style-name="P2"/>
      <text:p text:style-name="P2">29 - TU</text:p>
      <text:p text:style-name="P2">0000 1.66</text:p>
      <text:p text:style-name="P2">0644 4.43</text:p>
      <text:p text:style-name="P2">1233 1.84</text:p>
      <text:p text:style-name="P2">1924 4.27</text:p>
      <text:p text:style-name="P2"/>
      <text:p text:style-name="P2">30 - W</text:p>
      <text:p text:style-name="P2">0112 2.00</text:p>
      <text:p text:style-name="P2">0808 4.18</text:p>
      <text:p text:style-name="P2">1358 2.09</text:p>
      <text:p text:style-name="P2">2053 4.15</text:p>
      <text:p text:style-name="P2"/>
      <text:p text:style-name="P2">31 - TH</text:p>
      <text:p text:style-name="P2">0247 2.11</text:p>
      <text:p text:style-name="P2">0935 4.19</text:p>
      <text:p text:style-name="P2">1533 2.07</text:p>
      <text:p text:style-name="P2">2212 4.27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412 1.97</text:p>
      <text:p text:style-name="P2">1044 4.38</text:p>
      <text:p text:style-name="P2">1643 1.85</text:p>
      <text:p text:style-name="P2">2312 4.50</text:p>
      <text:p text:style-name="P2"/>
      <text:p text:style-name="P2">2 - SA</text:p>
      <text:p text:style-name="P2">0508 1.72</text:p>
      <text:p text:style-name="P2">1136 4.62</text:p>
      <text:p text:style-name="P2">1729 1.59</text:p>
      <text:p text:style-name="P2">2358 4.73</text:p>
      <text:p text:style-name="P2"/>
      <text:p text:style-name="P2">3 - SU</text:p>
      <text:p text:style-name="P2">0548 1.46</text:p>
      <text:p text:style-name="P2">1217 4.82</text:p>
      <text:p text:style-name="P2">1806 1.34</text:p>
      <text:p text:style-name="P2"/>
      <text:p text:style-name="P2"/>
      <text:p text:style-name="P2">4 - M</text:p>
      <text:p text:style-name="P2">0034 4.90</text:p>
      <text:p text:style-name="P2">0622 1.22</text:p>
      <text:p text:style-name="P2">1249 4.97</text:p>
      <text:p text:style-name="P2">1839 1.11</text:p>
      <text:p text:style-name="P2"/>
      <text:p text:style-name="P2">5 - TU</text:p>
      <text:p text:style-name="P2">0103 5.03</text:p>
      <text:p text:style-name="P2">0655 1.01</text:p>
      <text:p text:style-name="P2">1316 5.09</text:p>
      <text:p text:style-name="P2">1911 0.92</text:p>
      <text:p text:style-name="P2"/>
      <text:p text:style-name="P2">6 - W</text:p>
      <text:p text:style-name="P2">0127 5.14</text:p>
      <text:p text:style-name="P2">0727 0.85</text:p>
      <text:p text:style-name="P2">1338 5.18</text:p>
      <text:p text:style-name="P2">1943 0.79</text:p>
      <text:p text:style-name="P2"/>
      <text:p text:style-name="P2">7 - TH</text:p>
      <text:p text:style-name="P2">0149 5.23</text:p>
      <text:p text:style-name="P2">0759 0.75</text:p>
      <text:p text:style-name="P2">1401 5.27</text:p>
      <text:p text:style-name="P2">2016 0.73</text:p>
      <text:p text:style-name="P2"/>
      <text:p text:style-name="P2">8 - F</text:p>
      <text:p text:style-name="P2">0213 5.31</text:p>
      <text:p text:style-name="P2">0832 0.73</text:p>
      <text:p text:style-name="P2">1427 5.33</text:p>
      <text:p text:style-name="P2">2049 0.75</text:p>
      <text:p text:style-name="P2"/>
      <text:p text:style-name="P2">9 - SA</text:p>
      <text:p text:style-name="P2">0243 5.34</text:p>
      <text:p text:style-name="P2">0907 0.79</text:p>
      <text:p text:style-name="P2">1459 5.33</text:p>
      <text:p text:style-name="P2">2125 0.85</text:p>
      <text:p text:style-name="P2"/>
      <text:p text:style-name="P2">10 - SU</text:p>
      <text:p text:style-name="P2">0318 5.30</text:p>
      <text:p text:style-name="P2">0943 0.93</text:p>
      <text:p text:style-name="P2">1537 5.25</text:p>
      <text:p text:style-name="P2">2203 1.02</text:p>
      <text:p text:style-name="P2"/>
      <text:p text:style-name="P2">11 - M</text:p>
      <text:p text:style-name="P2">0359 5.17</text:p>
      <text:p text:style-name="P2">1025 1.13</text:p>
      <text:p text:style-name="P2">1622 5.08</text:p>
      <text:p text:style-name="P2">2248 1.25</text:p>
      <text:p text:style-name="P2"/>
      <text:p text:style-name="P2">12 - TU</text:p>
      <text:p text:style-name="P2">0448 4.97</text:p>
      <text:p text:style-name="P2">1114 1.38</text:p>
      <text:p text:style-name="P2">1716 4.85</text:p>
      <text:p text:style-name="P2">2344 1.50</text:p>
      <text:p text:style-name="P2"/>
      <text:p text:style-name="P2">13 - W</text:p>
      <text:p text:style-name="P2">0547 4.74</text:p>
      <text:p text:style-name="P2">1219 1.60</text:p>
      <text:p text:style-name="P2">1821 4.64</text:p>
      <text:p text:style-name="P2"/>
      <text:p text:style-name="P2"/>
      <text:p text:style-name="P2">14 - TH</text:p>
      <text:p text:style-name="P2">0058 1.67</text:p>
      <text:p text:style-name="P2">0659 4.58</text:p>
      <text:p text:style-name="P2">1340 1.70</text:p>
      <text:p text:style-name="P2">1940 4.56</text:p>
      <text:p text:style-name="P2"/>
      <text:p text:style-name="P2">15 - F</text:p>
      <text:p text:style-name="P2">0223 1.67</text:p>
      <text:p text:style-name="P2">0821 4.61</text:p>
      <text:p text:style-name="P2">1504 1.58</text:p>
      <text:p text:style-name="P2">2100 4.70</text:p>
      <text:p text:style-name="P2"/>
      <text:p text:style-name="P2">16 - SA</text:p>
      <text:p text:style-name="P2">0341 1.44</text:p>
      <text:p text:style-name="P2">0937 4.84</text:p>
      <text:p text:style-name="P2">1614 1.28</text:p>
      <text:p text:style-name="P2">2210 5.01</text:p>
      <text:p text:style-name="P2"/>
      <text:p text:style-name="P2">17 - SU</text:p>
      <text:p text:style-name="P2">0444 1.11</text:p>
      <text:p text:style-name="P2">1040 5.20</text:p>
      <text:p text:style-name="P2">1711 0.93</text:p>
      <text:p text:style-name="P2">2309 5.38</text:p>
      <text:p text:style-name="P2"/>
      <text:p text:style-name="P2">18 - M</text:p>
      <text:p text:style-name="P2">0536 0.76</text:p>
      <text:p text:style-name="P2">1135 5.56</text:p>
      <text:p text:style-name="P2">1800 0.61</text:p>
      <text:p text:style-name="P2"/>
      <text:p text:style-name="P2"/>
      <text:p text:style-name="P2">19 - TU</text:p>
      <text:p text:style-name="P2">0000 5.71</text:p>
      <text:p text:style-name="P2">0622 0.49</text:p>
      <text:p text:style-name="P2">1224 5.85</text:p>
      <text:p text:style-name="P2">1843 0.38</text:p>
      <text:p text:style-name="P2"/>
      <text:p text:style-name="P2">20 - W</text:p>
      <text:p text:style-name="P2">0047 5.95</text:p>
      <text:p text:style-name="P2">0704 0.31</text:p>
      <text:p text:style-name="P2">1309 6.02</text:p>
      <text:p text:style-name="P2">1924 0.27</text:p>
      <text:p text:style-name="P2"/>
      <text:p text:style-name="P2">21 - TH</text:p>
      <text:p text:style-name="P2">0132 6.06</text:p>
      <text:p text:style-name="P2">0744 0.26</text:p>
      <text:p text:style-name="P2">1354 6.06</text:p>
      <text:p text:style-name="P2">2003 0.28</text:p>
      <text:p text:style-name="P2"/>
      <text:p text:style-name="P2">22 - F</text:p>
      <text:p text:style-name="P2">0216 6.02</text:p>
      <text:p text:style-name="P2">0823 0.33</text:p>
      <text:p text:style-name="P2">1438 5.95</text:p>
      <text:p text:style-name="P2">2042 0.41</text:p>
      <text:p text:style-name="P2"/>
      <text:p text:style-name="P2">23 - SA</text:p>
      <text:p text:style-name="P2">0300 5.84</text:p>
      <text:p text:style-name="P2">0902 0.51</text:p>
      <text:p text:style-name="P2">1522 5.71</text:p>
      <text:p text:style-name="P2">2122 0.64</text:p>
      <text:p text:style-name="P2"/>
      <text:p text:style-name="P2">24 - SU</text:p>
      <text:p text:style-name="P2">0344 5.55</text:p>
      <text:p text:style-name="P2">0942 0.78</text:p>
      <text:p text:style-name="P2">1608 5.37</text:p>
      <text:p text:style-name="P2">2204 0.94</text:p>
      <text:p text:style-name="P2"/>
      <text:p text:style-name="P2">25 - M</text:p>
      <text:p text:style-name="P2">0432 5.18</text:p>
      <text:p text:style-name="P2">1026 1.12</text:p>
      <text:p text:style-name="P2">1657 4.98</text:p>
      <text:p text:style-name="P2">2249 1.29</text:p>
      <text:p text:style-name="P2"/>
      <text:p text:style-name="P2">26 - TU</text:p>
      <text:p text:style-name="P2">0524 4.79</text:p>
      <text:p text:style-name="P2">1115 1.47</text:p>
      <text:p text:style-name="P2">1753 4.60</text:p>
      <text:p text:style-name="P2">2342 1.64</text:p>
      <text:p text:style-name="P2"/>
      <text:p text:style-name="P2">27 - W</text:p>
      <text:p text:style-name="P2">0624 4.43</text:p>
      <text:p text:style-name="P2">1212 1.79</text:p>
      <text:p text:style-name="P2">1859 4.30</text:p>
      <text:p text:style-name="P2"/>
      <text:p text:style-name="P2"/>
      <text:p text:style-name="P2">28 - TH</text:p>
      <text:p text:style-name="P2">0046 1.91</text:p>
      <text:p text:style-name="P2">0737 4.20</text:p>
      <text:p text:style-name="P2">1322 2.00</text:p>
      <text:p text:style-name="P2">2016 4.15</text:p>
      <text:p text:style-name="P2"/>
      <text:p text:style-name="P2">29 - F</text:p>
      <text:p text:style-name="P2">0200 2.05</text:p>
      <text:p text:style-name="P2">0854 4.14</text:p>
      <text:p text:style-name="P2">1438 2.05</text:p>
      <text:p text:style-name="P2">2130 4.17</text:p>
      <text:p text:style-name="P2"/>
      <text:p text:style-name="P2">30 - SA</text:p>
      <text:p text:style-name="P2">0313 2.01</text:p>
      <text:p text:style-name="P2">1001 4.22</text:p>
      <text:p text:style-name="P2">1545 1.95</text:p>
      <text:p text:style-name="P2">2230 4.2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413 1.86</text:p>
      <text:p text:style-name="P2">1054 4.37</text:p>
      <text:p text:style-name="P2">1638 1.75</text:p>
      <text:p text:style-name="P2">2316 4.45</text:p>
      <text:p text:style-name="P2"/>
      <text:p text:style-name="P2">2 - M</text:p>
      <text:p text:style-name="P2">0501 1.64</text:p>
      <text:p text:style-name="P2">1135 4.53</text:p>
      <text:p text:style-name="P2">1722 1.53</text:p>
      <text:p text:style-name="P2">2353 4.61</text:p>
      <text:p text:style-name="P2"/>
      <text:p text:style-name="P2">3 - TU</text:p>
      <text:p text:style-name="P2">0542 1.42</text:p>
      <text:p text:style-name="P2">1208 4.69</text:p>
      <text:p text:style-name="P2">1801 1.31</text:p>
      <text:p text:style-name="P2"/>
      <text:p text:style-name="P2"/>
      <text:p text:style-name="P2">4 - W</text:p>
      <text:p text:style-name="P2">0022 4.77</text:p>
      <text:p text:style-name="P2">0620 1.20</text:p>
      <text:p text:style-name="P2">1235 4.85</text:p>
      <text:p text:style-name="P2">1838 1.11</text:p>
      <text:p text:style-name="P2"/>
      <text:p text:style-name="P2">5 - TH</text:p>
      <text:p text:style-name="P2">0048 4.94</text:p>
      <text:p text:style-name="P2">0657 1.02</text:p>
      <text:p text:style-name="P2">1302 5.02</text:p>
      <text:p text:style-name="P2">1915 0.95</text:p>
      <text:p text:style-name="P2"/>
      <text:p text:style-name="P2">6 - F</text:p>
      <text:p text:style-name="P2">0116 5.11</text:p>
      <text:p text:style-name="P2">0733 0.88</text:p>
      <text:p text:style-name="P2">1331 5.18</text:p>
      <text:p text:style-name="P2">1952 0.84</text:p>
      <text:p text:style-name="P2"/>
      <text:p text:style-name="P2">7 - SA</text:p>
      <text:p text:style-name="P2">0147 5.25</text:p>
      <text:p text:style-name="P2">0810 0.81</text:p>
      <text:p text:style-name="P2">1405 5.31</text:p>
      <text:p text:style-name="P2">2030 0.80</text:p>
      <text:p text:style-name="P2"/>
      <text:p text:style-name="P2">8 - SU</text:p>
      <text:p text:style-name="P2">0223 5.34</text:p>
      <text:p text:style-name="P2">0849 0.80</text:p>
      <text:p text:style-name="P2">1443 5.36</text:p>
      <text:p text:style-name="P2">2109 0.83</text:p>
      <text:p text:style-name="P2"/>
      <text:p text:style-name="P2">9 - M</text:p>
      <text:p text:style-name="P2">0304 5.36</text:p>
      <text:p text:style-name="P2">0930 0.87</text:p>
      <text:p text:style-name="P2">1526 5.34</text:p>
      <text:p text:style-name="P2">2152 0.92</text:p>
      <text:p text:style-name="P2"/>
      <text:p text:style-name="P2">10 - TU</text:p>
      <text:p text:style-name="P2">0349 5.30</text:p>
      <text:p text:style-name="P2">1015 0.99</text:p>
      <text:p text:style-name="P2">1614 5.25</text:p>
      <text:p text:style-name="P2">2239 1.06</text:p>
      <text:p text:style-name="P2"/>
      <text:p text:style-name="P2">11 - W</text:p>
      <text:p text:style-name="P2">0440 5.18</text:p>
      <text:p text:style-name="P2">1105 1.15</text:p>
      <text:p text:style-name="P2">1708 5.10</text:p>
      <text:p text:style-name="P2">2334 1.23</text:p>
      <text:p text:style-name="P2"/>
      <text:p text:style-name="P2">12 - TH</text:p>
      <text:p text:style-name="P2">0538 5.03</text:p>
      <text:p text:style-name="P2">1204 1.30</text:p>
      <text:p text:style-name="P2">1810 4.96</text:p>
      <text:p text:style-name="P2"/>
      <text:p text:style-name="P2"/>
      <text:p text:style-name="P2">13 - F</text:p>
      <text:p text:style-name="P2">0038 1.36</text:p>
      <text:p text:style-name="P2">0643 4.91</text:p>
      <text:p text:style-name="P2">1313 1.40</text:p>
      <text:p text:style-name="P2">1918 4.88</text:p>
      <text:p text:style-name="P2"/>
      <text:p text:style-name="P2">14 - SA</text:p>
      <text:p text:style-name="P2">0149 1.41</text:p>
      <text:p text:style-name="P2">0753 4.89</text:p>
      <text:p text:style-name="P2">1426 1.38</text:p>
      <text:p text:style-name="P2">2029 4.92</text:p>
      <text:p text:style-name="P2"/>
      <text:p text:style-name="P2">15 - SU</text:p>
      <text:p text:style-name="P2">0301 1.32</text:p>
      <text:p text:style-name="P2">0904 4.99</text:p>
      <text:p text:style-name="P2">1535 1.24</text:p>
      <text:p text:style-name="P2">2137 5.08</text:p>
      <text:p text:style-name="P2"/>
      <text:p text:style-name="P2">16 - M</text:p>
      <text:p text:style-name="P2">0407 1.14</text:p>
      <text:p text:style-name="P2">1009 5.18</text:p>
      <text:p text:style-name="P2">1637 1.04</text:p>
      <text:p text:style-name="P2">2239 5.30</text:p>
      <text:p text:style-name="P2"/>
      <text:p text:style-name="P2">17 - TU</text:p>
      <text:p text:style-name="P2">0505 0.93</text:p>
      <text:p text:style-name="P2">1108 5.41</text:p>
      <text:p text:style-name="P2">1731 0.83</text:p>
      <text:p text:style-name="P2">2335 5.51</text:p>
      <text:p text:style-name="P2"/>
      <text:p text:style-name="P2">18 - W</text:p>
      <text:p text:style-name="P2">0556 0.74</text:p>
      <text:p text:style-name="P2">1201 5.61</text:p>
      <text:p text:style-name="P2">1820 0.66</text:p>
      <text:p text:style-name="P2"/>
      <text:p text:style-name="P2"/>
      <text:p text:style-name="P2">19 - TH</text:p>
      <text:p text:style-name="P2">0027 5.68</text:p>
      <text:p text:style-name="P2">0643 0.60</text:p>
      <text:p text:style-name="P2">1251 5.73</text:p>
      <text:p text:style-name="P2">1905 0.57</text:p>
      <text:p text:style-name="P2"/>
      <text:p text:style-name="P2">20 - F</text:p>
      <text:p text:style-name="P2">0115 5.76</text:p>
      <text:p text:style-name="P2">0727 0.55</text:p>
      <text:p text:style-name="P2">1339 5.76</text:p>
      <text:p text:style-name="P2">1948 0.56</text:p>
      <text:p text:style-name="P2"/>
      <text:p text:style-name="P2">21 - SA</text:p>
      <text:p text:style-name="P2">0202 5.74</text:p>
      <text:p text:style-name="P2">0809 0.59</text:p>
      <text:p text:style-name="P2">1426 5.69</text:p>
      <text:p text:style-name="P2">2029 0.63</text:p>
      <text:p text:style-name="P2"/>
      <text:p text:style-name="P2">22 - SU</text:p>
      <text:p text:style-name="P2">0248 5.62</text:p>
      <text:p text:style-name="P2">0849 0.70</text:p>
      <text:p text:style-name="P2">1511 5.53</text:p>
      <text:p text:style-name="P2">2110 0.78</text:p>
      <text:p text:style-name="P2"/>
      <text:p text:style-name="P2">23 - M</text:p>
      <text:p text:style-name="P2">0334 5.41</text:p>
      <text:p text:style-name="P2">0931 0.88</text:p>
      <text:p text:style-name="P2">1557 5.29</text:p>
      <text:p text:style-name="P2">2152 0.99</text:p>
      <text:p text:style-name="P2"/>
      <text:p text:style-name="P2">24 - TU</text:p>
      <text:p text:style-name="P2">0420 5.15</text:p>
      <text:p text:style-name="P2">1013 1.11</text:p>
      <text:p text:style-name="P2">1643 5.00</text:p>
      <text:p text:style-name="P2">2235 1.23</text:p>
      <text:p text:style-name="P2"/>
      <text:p text:style-name="P2">25 - W</text:p>
      <text:p text:style-name="P2">0507 4.85</text:p>
      <text:p text:style-name="P2">1058 1.36</text:p>
      <text:p text:style-name="P2">1731 4.70</text:p>
      <text:p text:style-name="P2">2321 1.48</text:p>
      <text:p text:style-name="P2"/>
      <text:p text:style-name="P2">26 - TH</text:p>
      <text:p text:style-name="P2">0556 4.56</text:p>
      <text:p text:style-name="P2">1146 1.60</text:p>
      <text:p text:style-name="P2">1823 4.42</text:p>
      <text:p text:style-name="P2"/>
      <text:p text:style-name="P2"/>
      <text:p text:style-name="P2">27 - F</text:p>
      <text:p text:style-name="P2">0012 1.71</text:p>
      <text:p text:style-name="P2">0650 4.31</text:p>
      <text:p text:style-name="P2">1240 1.81</text:p>
      <text:p text:style-name="P2">1919 4.21</text:p>
      <text:p text:style-name="P2"/>
      <text:p text:style-name="P2">28 - SA</text:p>
      <text:p text:style-name="P2">0108 1.89</text:p>
      <text:p text:style-name="P2">0750 4.14</text:p>
      <text:p text:style-name="P2">1338 1.94</text:p>
      <text:p text:style-name="P2">2021 4.09</text:p>
      <text:p text:style-name="P2"/>
      <text:p text:style-name="P2">29 - SU</text:p>
      <text:p text:style-name="P2">0209 1.97</text:p>
      <text:p text:style-name="P2">0852 4.07</text:p>
      <text:p text:style-name="P2">1440 1.98</text:p>
      <text:p text:style-name="P2">2122 4.08</text:p>
      <text:p text:style-name="P2"/>
      <text:p text:style-name="P2">30 - M</text:p>
      <text:p text:style-name="P2">0311 1.96</text:p>
      <text:p text:style-name="P2">0949 4.11</text:p>
      <text:p text:style-name="P2">1540 1.91</text:p>
      <text:p text:style-name="P2">2215 4.16</text:p>
      <text:p text:style-name="P2"/>
      <text:p text:style-name="P2">31 - TU</text:p>
      <text:p text:style-name="P2">0408 1.84</text:p>
      <text:p text:style-name="P2">1038 4.22</text:p>
      <text:p text:style-name="P2">1635 1.76</text:p>
      <text:p text:style-name="P2">2259 4.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31deeb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1H7M41S</meta:editing-duration>
    <meta:editing-cycles>15</meta:editing-cycles>
    <meta:generator>LibreOffice/7.1.1.2$MacOSX_X86_64 LibreOffice_project/fe0b08f4af1bacafe4c7ecc87ce55bb426164676</meta:generator>
    <dc:date>2022-05-12T08:42:01.857014945</dc:date>
    <meta:document-statistic meta:table-count="0" meta:image-count="0" meta:object-count="0" meta:page-count="3" meta:paragraph-count="1794" meta:word-count="3955" meta:character-count="15186" meta:non-whitespace-character-count="13024"/>
  </office:meta>
</office:document-meta>
</file>